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8.1042in" fo:margin-left="0in" fo:margin-top="0in" fo:margin-bottom="0in" table:align="left" style:writing-mode="lr-tb"/>
    </style:style>
    <style:style style:name="Table1.A" style:family="table-column">
      <style:table-column-properties style:column-width="4.0521in"/>
    </style:style>
    <style:style style:name="Table1.B" style:family="table-column">
      <style:table-column-properties style:column-width="4.0514in"/>
    </style:style>
    <style:style style:name="Table1.1" style:family="table-row">
      <style:table-row-properties style:min-row-height="1.2521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0.7083in" fo:margin-left="0in" fo:margin-top="0in" fo:margin-bottom="0in" table:align="left" style:writing-mode="lr-tb"/>
    </style:style>
    <style:style style:name="Table2.A" style:family="table-column">
      <style:table-column-properties style:column-width="0.3542in"/>
    </style:style>
    <style:style style:name="Table2.B" style:family="table-column">
      <style:table-column-properties style:column-width="0.3535in"/>
    </style:style>
    <style:style style:name="Table2.1" style:family="table-row">
      <style:table-row-properties style:row-height="1.1715in" fo:keep-together="always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row-height="1.0729in" fo:keep-together="always"/>
    </style:style>
    <style:style style:name="Table2.3" style:family="table-row">
      <style:table-row-properties style:row-height="1.1736in" fo:keep-together="always"/>
    </style:style>
    <style:style style:name="Table2.4" style:family="table-row">
      <style:table-row-properties style:row-height="1.2785in" fo:keep-together="always"/>
    </style:style>
    <style:style style:name="Table2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5" style:family="table-row">
      <style:table-row-properties style:row-height="1.1785in" fo:keep-together="always"/>
    </style:style>
    <style:style style:name="Table3" style:family="table">
      <style:table-properties style:width="0.7083in" fo:margin-left="0in" fo:margin-top="0in" fo:margin-bottom="0in" table:align="left" style:writing-mode="lr-tb"/>
    </style:style>
    <style:style style:name="Table3.A" style:family="table-column">
      <style:table-column-properties style:column-width="0.3542in"/>
    </style:style>
    <style:style style:name="Table3.B" style:family="table-column">
      <style:table-column-properties style:column-width="0.3535in"/>
    </style:style>
    <style:style style:name="Table3.1" style:family="table-row">
      <style:table-row-properties style:row-height="1.1715in" fo:keep-together="always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row-height="1.0729in" fo:keep-together="always"/>
    </style:style>
    <style:style style:name="Table3.3" style:family="table-row">
      <style:table-row-properties style:row-height="1.1736in" fo:keep-together="always"/>
    </style:style>
    <style:style style:name="Table3.4" style:family="table-row">
      <style:table-row-properties style:row-height="1.2785in" fo:keep-together="always"/>
    </style:style>
    <style:style style:name="Table3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5" style:family="table-row">
      <style:table-row-properties style:row-height="1.1785in" fo:keep-together="always"/>
    </style:style>
    <style:style style:name="Table6" style:family="table">
      <style:table-properties style:width="7.1826in" fo:margin-left="0in" fo:margin-top="0in" fo:margin-bottom="0in" table:align="left" style:writing-mode="lr-tb"/>
    </style:style>
    <style:style style:name="Table6.A" style:family="table-column">
      <style:table-column-properties style:column-width="0.3125in"/>
    </style:style>
    <style:style style:name="Table6.B" style:family="table-column">
      <style:table-column-properties style:column-width="0.7868in"/>
    </style:style>
    <style:style style:name="Table6.C" style:family="table-column">
      <style:table-column-properties style:column-width="0.4958in"/>
    </style:style>
    <style:style style:name="Table6.E" style:family="table-column">
      <style:table-column-properties style:column-width="0.8868in"/>
    </style:style>
    <style:style style:name="Table6.H" style:family="table-column">
      <style:table-column-properties style:column-width="0.8854in"/>
    </style:style>
    <style:style style:name="Table6.J" style:family="table-column">
      <style:table-column-properties style:column-width="0.5674in"/>
    </style:style>
    <style:style style:name="Table6.1" style:family="table-row">
      <style:table-row-properties style:min-row-height="0.3938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.2" style:family="table-row">
      <style:table-row-properties style:min-row-height="0.7875in" fo:keep-together="always"/>
    </style:style>
    <style:style style:name="Table6.3" style:family="table-row">
      <style:table-row-properties style:row-height="0.7167in" fo:keep-together="always"/>
    </style:style>
    <style:style style:name="Table6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4" style:family="table-row">
      <style:table-row-properties style:min-row-height="0.3153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2.9165in"/>
        </style:tab-stops>
      </style:paragraph-properties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2.9165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2.6457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>
        <style:tab-stops>
          <style:tab-stop style:position="2.6457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>
        <style:tab-stops>
          <style:tab-stop style:position="3.2154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>
        <style:tab-stops>
          <style:tab-stop style:position="3.0972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text-properties style:font-name="Times New Roman" style:font-name-complex="Times New Roman1"/>
    </style:style>
    <style:style style:name="P13" style:family="paragraph" style:parent-style-name="Standard">
      <style:paragraph-properties>
        <style:tab-stops>
          <style:tab-stop style:position="3.0972in"/>
        </style:tab-stops>
      </style:paragraph-properties>
      <style:text-properties style:font-name="Times New Roman" style:font-name-complex="Times New Roman1"/>
    </style:style>
    <style:style style:name="P14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15" style:family="paragraph" style:parent-style-name="Standard">
      <style:paragraph-properties fo:text-align="center" style:justify-single-word="false">
        <style:tab-stops>
          <style:tab-stop style:position="2.2984in"/>
        </style:tab-stops>
      </style:paragraph-properties>
      <style:text-properties style:font-name="Times New Roman" style:font-name-complex="Times New Roman1"/>
    </style:style>
    <style:style style:name="P16" style:family="paragraph" style:parent-style-name="Standard">
      <style:paragraph-properties>
        <style:tab-stops>
          <style:tab-stop style:position="2.1457in"/>
        </style:tab-stops>
      </style:paragraph-properties>
      <style:text-properties style:font-name="Times New Roman" style:font-name-complex="Times New Roman1"/>
    </style:style>
    <style:style style:name="P17" style:family="paragraph" style:parent-style-name="Standard">
      <style:paragraph-properties>
        <style:tab-stops>
          <style:tab-stop style:position="2.2984in"/>
        </style:tab-stops>
      </style:paragraph-properties>
      <style:text-properties style:font-name="Times New Roman" style:font-name-complex="Times New Roman1"/>
    </style:style>
    <style:style style:name="P18" style:family="paragraph" style:parent-style-name="Standard">
      <style:text-properties style:font-name="Times New Roman" style:language-asian="ru" style:country-asian="RU" style:font-name-complex="Times New Roman1"/>
    </style:style>
    <style:style style:name="P19" style:family="paragraph" style:parent-style-name="Standard">
      <style:text-properties style:language-asian="ru" style:country-asian="RU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>
        <style:tab-stops>
          <style:tab-stop style:position="2.6457in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3.2154in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3.0972in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2.2984in"/>
        </style:tab-stops>
      </style:paragraph-properties>
    </style:style>
    <style:style style:name="P25" style:family="paragraph" style:parent-style-name="Standard">
      <style:paragraph-properties fo:text-align="center" style:justify-single-word="false"/>
      <style:text-properties style:font-name-asian="Calibri1" style:language-asian="ru" style:country-asian="RU" style:font-name-complex="Times New Roman1" style:font-size-complex="12pt"/>
    </style:style>
    <style:style style:name="P26" style:family="paragraph" style:parent-style-name="Standard">
      <style:paragraph-properties>
        <style:tab-stops>
          <style:tab-stop style:position="2.2984in"/>
          <style:tab-stop style:position="3.1319in"/>
        </style:tab-stops>
      </style:paragraph-properties>
    </style:style>
    <style:style style:name="P27" style:family="paragraph" style:parent-style-name="Standard">
      <style:paragraph-properties fo:margin-top="0in" fo:margin-bottom="0in" loext:contextual-spacing="false"/>
    </style:style>
    <style:style style:name="P28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9165in"/>
        </style:tab-stops>
      </style:paragraph-properties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Standard">
      <style:paragraph-properties fo:margin-top="0in" fo:margin-bottom="0in" loext:contextual-spacing="false">
        <style:tab-stops>
          <style:tab-stop style:position="2.9165in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3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2.9165in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4" style:family="paragraph" style:parent-style-name="Standard">
      <style:paragraph-properties fo:margin-top="0in" fo:margin-bottom="0in" loext:contextual-spacing="false"/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2.9165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7" style:family="paragraph" style:parent-style-name="Standard">
      <style:paragraph-properties fo:margin-top="0in" fo:margin-bottom="0in" loext:contextual-spacing="false"/>
      <style:text-properties style:font-name="Times New Roman" style:font-name-complex="Times New Roman1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9165in"/>
        </style:tab-stops>
      </style:paragraph-properties>
      <style:text-properties style:font-name="Times New Roman" style:font-name-complex="Times New Roman1"/>
    </style:style>
    <style:style style:name="P39" style:family="paragraph" style:parent-style-name="Standard">
      <style:paragraph-properties fo:margin-top="0in" fo:margin-bottom="0in" loext:contextual-spacing="false"/>
      <style:text-properties style:font-name="Times New Roman" style:language-asian="ru" style:country-asian="RU" style:font-name-complex="Times New Roman1"/>
    </style:style>
    <style:style style:name="P40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font-name-asian="Calibri1" style:language-asian="ru" style:country-asian="RU" style:font-name-complex="Times New Roman1" style:font-size-complex="12pt"/>
    </style:style>
    <style:style style:name="P41" style:family="paragraph" style:parent-style-name="Standard">
      <style:paragraph-properties fo:margin-top="0in" fo:margin-bottom="0in" loext:contextual-spacing="false">
        <style:tab-stops>
          <style:tab-stop style:position="2.5346in"/>
          <style:tab-stop style:position="2.9165in"/>
        </style:tab-stops>
      </style:paragraph-properties>
    </style:style>
    <style:style style:name="P42" style:family="paragraph" style:parent-style-name="Standard">
      <style:paragraph-properties fo:margin-top="0in" fo:margin-bottom="0in" loext:contextual-spacing="false" fo:text-align="center" style:justify-single-word="false"/>
      <style:text-properties style:font-name-asian="Calibri1" style:language-asian="ru" style:country-asian="RU" style:font-name-complex="Times New Roman1" style:font-size-complex="12pt"/>
    </style:style>
    <style:style style:name="P43" style:family="paragraph" style:parent-style-name="Standard" style:master-page-name="First_20_Page">
      <style:paragraph-properties fo:margin-top="0in" fo:margin-bottom="0in" loext:contextual-spacing="false" fo:text-align="center" style:justify-single-word="false" style:page-number="auto"/>
    </style:style>
    <style:style style:name="P44" style:family="paragraph" style:parent-style-name="Standard">
      <style:paragraph-properties fo:margin-top="0in" fo:margin-bottom="0.0835in" loext:contextual-spacing="false"/>
    </style:style>
    <style:style style:name="P45" style:family="paragraph" style:parent-style-name="Standard">
      <style:paragraph-properties fo:margin-top="0in" fo:margin-bottom="0.0835in" loext:contextual-spacing="false" fo:text-align="center" style:justify-single-word="false"/>
    </style:style>
    <style:style style:name="P46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47" style:family="paragraph" style:parent-style-name="Standard">
      <style:paragraph-properties fo:margin-top="0in" fo:margin-bottom="0.25in" loext:contextual-spacing="false"/>
      <style:text-properties style:font-name="Times New Roman" fo:font-size="14pt" style:font-size-asian="14pt" style:font-name-complex="Times New Roman1" style:font-size-complex="14pt"/>
    </style:style>
    <style:style style:name="P48" style:family="paragraph" style:parent-style-name="Standard">
      <style:paragraph-properties fo:margin-top="0in" fo:margin-bottom="0.1665in" loext:contextual-spacing="false" fo:text-align="center" style:justify-single-word="false"/>
    </style:style>
    <style:style style:name="P49" style:family="paragraph" style:parent-style-name="Standard">
      <style:paragraph-properties fo:margin-top="0in" fo:margin-bottom="0.1665in" loext:contextual-spacing="false" fo:text-align="center" style:justify-single-word="false">
        <style:tab-stops>
          <style:tab-stop style:position="2.2984in"/>
        </style:tab-stops>
      </style:paragraph-properties>
    </style:style>
    <style:style style:name="P50" style:family="paragraph" style:parent-style-name="Standard">
      <style:paragraph-properties fo:margin-top="0in" fo:margin-bottom="0.1665in" loext:contextual-spacing="false"/>
      <style:text-properties style:font-name="Times New Roman" fo:font-size="14pt" style:font-size-asian="14pt" style:font-name-complex="Times New Roman1" style:font-size-complex="14pt"/>
    </style:style>
    <style:style style:name="P51" style:family="paragraph" style:parent-style-name="Standard">
      <style:paragraph-properties fo:margin-top="0in" fo:margin-bottom="0.1665in" loext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2" style:family="paragraph" style:parent-style-name="Standard">
      <style:paragraph-properties fo:margin-top="0in" fo:margin-bottom="0.1665in" loext:contextual-spacing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3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54" style:family="paragraph" style:parent-style-name="Standard">
      <style:paragraph-properties fo:margin-left="0.0783in" fo:margin-right="0.0783in" fo:margin-top="0in" fo:margin-bottom="0in" loext:contextual-spacing="false" fo:line-height="100%" fo:text-indent="0in" style:auto-text-indent="false"/>
      <style:text-properties style:text-rotation-angle="90" style:text-rotation-scale="line-height"/>
    </style:style>
    <style:style style:name="P55" style:family="paragraph" style:parent-style-name="Standard">
      <style:paragraph-properties fo:margin-left="0.0783in" fo:margin-right="0.0783in" fo:margin-top="0in" fo:margin-bottom="0in" loext:contextual-spacing="false" fo:line-height="100%" fo:text-align="center" style:justify-single-word="false" fo:text-indent="0in" style:auto-text-indent="false"/>
      <style:text-properties style:text-rotation-angle="90" style:text-rotation-scale="line-height"/>
    </style:style>
    <style:style style:name="P56" style:family="paragraph" style:parent-style-name="Standard">
      <style:paragraph-properties fo:margin-left="0.0783in" fo:margin-right="0.0783in" fo:margin-top="0in" fo:margin-bottom="0in" loext:contextual-spacing="false" fo:text-align="center" style:justify-single-word="false" fo:text-indent="0in" style:auto-text-indent="false"/>
      <style:text-properties style:text-rotation-angle="90" style:text-rotation-scale="line-height"/>
    </style:style>
    <style:style style:name="P57" style:family="paragraph" style:parent-style-name="Standard">
      <style:paragraph-properties fo:margin-left="0.0783in" fo:margin-right="0.0783in" fo:margin-top="0in" fo:margin-bottom="0in" loext:contextual-spacing="false" fo:line-height="100%" fo:text-indent="0in" style:auto-text-indent="false"/>
      <style:text-properties style:font-name="Times New Roman" fo:font-size="12pt" style:font-size-asian="12pt" style:font-name-complex="Times New Roman1" style:font-size-complex="12pt" style:text-rotation-angle="90" style:text-rotation-scale="line-height"/>
    </style:style>
    <style:style style:name="P58" style:family="paragraph" style:parent-style-name="Standard">
      <style:paragraph-properties fo:margin-left="0in" fo:margin-right="0.8272in" fo:margin-top="0in" fo:margin-bottom="0.1665in" loext:contextual-spacing="false" fo:text-align="center" style:justify-single-word="false" fo:text-indent="0in" style:auto-text-indent="false"/>
    </style:style>
    <style:style style:name="P59" style:family="paragraph" style:parent-style-name="Standard">
      <style:paragraph-properties fo:margin-left="0in" fo:margin-right="0.8272in" fo:margin-top="0in" fo:margin-bottom="0.0835in" loext:contextual-spacing="false" fo:text-align="center" style:justify-single-word="false" fo:text-indent="0in" style:auto-text-indent="false"/>
    </style:style>
    <style:style style:name="P60" style:family="paragraph" style:parent-style-name="Standard">
      <style:paragraph-properties fo:margin-left="0in" fo:margin-right="0.8272in" fo:margin-top="0in" fo:margin-bottom="0.0835in" loext:contextual-spacing="false" fo:text-align="end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61" style:family="paragraph" style:parent-style-name="Standard">
      <style:paragraph-properties fo:margin-left="0in" fo:margin-right="0.8272in" fo:margin-top="0in" fo:margin-bottom="0.8335in" loext:contextual-spacing="false" fo:text-align="center" style:justify-single-word="false" fo:text-indent="0in" style:auto-text-indent="false"/>
    </style:style>
    <style:style style:name="P62" style:family="paragraph" style:parent-style-name="Standard">
      <style:paragraph-properties fo:margin-left="0in" fo:margin-right="0.8272in" fo:margin-top="0in" fo:margin-bottom="0.8335in" loext:contextual-spacing="false" fo:text-indent="0in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3" style:family="paragraph" style:parent-style-name="Standard">
      <style:paragraph-properties fo:margin-left="0in" fo:margin-right="0.8272in" fo:margin-top="0in" fo:margin-bottom="2.25in" loext:contextual-spacing="false" fo:text-align="center" style:justify-single-word="false" fo:text-indent="0in" style:auto-text-indent="false"/>
    </style:style>
    <style:style style:name="P64" style:family="paragraph" style:parent-style-name="Standard">
      <style:paragraph-properties fo:margin-left="4.5283in" fo:margin-right="0in" fo:margin-top="0in" fo:margin-bottom="0in" loext:contextual-spacing="false" fo:text-align="center" style:justify-single-word="false" fo:text-indent="0in" style:auto-text-indent="false"/>
    </style:style>
    <style:style style:name="P65" style:family="paragraph" style:parent-style-name="Standard">
      <style:paragraph-properties fo:margin-left="4.5283in" fo:margin-right="0in" fo:margin-top="0in" fo:margin-bottom="1.9165in" loext:contextual-spacing="false" fo:text-align="center" style:justify-single-word="false" fo:text-indent="0in" style:auto-text-indent="false"/>
    </style:style>
    <style:style style:name="P66" style:family="paragraph" style:parent-style-name="Standard">
      <style:paragraph-properties fo:margin-left="0in" fo:margin-right="3.7409in" fo:margin-top="0in" fo:margin-bottom="0in" loext:contextual-spacing="false" fo:text-align="center" style:justify-single-word="false" fo:text-indent="0in" style:auto-text-indent="false"/>
    </style:style>
    <style:style style:name="P67" style:family="paragraph" style:parent-style-name="Standard">
      <style:paragraph-properties fo:margin-left="0in" fo:margin-right="3.7409in" fo:margin-top="0in" fo:margin-bottom="1.6665in" loext:contextual-spacing="false" fo:text-align="center" style:justify-single-word="false" fo:text-indent="0in" style:auto-text-indent="false"/>
    </style:style>
    <style:style style:name="P68" style:family="paragraph" style:parent-style-name="Standard">
      <style:paragraph-properties fo:margin-left="0in" fo:margin-right="3.7409in" fo:margin-top="0in" fo:margin-bottom="2.778in" loext:contextual-spacing="false" fo:text-align="center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69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3154in" style:auto-text-indent="false"/>
    </style:style>
    <style:style style:name="P70" style:family="paragraph" style:parent-style-name="Standard">
      <style:paragraph-properties fo:margin-left="0in" fo:margin-right="0in" fo:text-align="justify" style:justify-single-word="false" fo:text-indent="0.3154in" style:auto-text-indent="false"/>
    </style:style>
    <style:style style:name="P71" style:family="paragraph" style:parent-style-name="Standard">
      <style:paragraph-properties fo:margin-left="0in" fo:margin-right="0in" fo:margin-top="0in" fo:margin-bottom="0.0835in" loext:contextual-spacing="false" fo:text-indent="0.1972in" style:auto-text-indent="false"/>
    </style:style>
    <style:style style:name="P72" style:family="paragraph" style:parent-style-name="Standard">
      <style:paragraph-properties fo:margin-left="0in" fo:margin-right="0in" fo:margin-top="0in" fo:margin-bottom="0.0835in" loext:contextual-spacing="false" fo:text-align="justify" style:justify-single-word="false" fo:text-indent="0.1972in" style:auto-text-indent="false"/>
    </style:style>
    <style:style style:name="P73" style:family="paragraph" style:parent-style-name="Standard">
      <style:paragraph-properties fo:margin-left="0in" fo:margin-right="0in" fo:margin-top="0in" fo:margin-bottom="0.1665in" loext:contextual-spacing="false" fo:text-indent="0.1972in" style:auto-text-indent="false"/>
    </style:style>
    <style:style style:name="P74" style:family="paragraph" style:parent-style-name="Standard">
      <style:paragraph-properties fo:margin-left="0in" fo:margin-right="0in" fo:margin-top="0in" fo:margin-bottom="0.1665in" loext:contextual-spacing="false" fo:text-align="justify" style:justify-single-word="false" fo:text-indent="0.1972in" style:auto-text-indent="false"/>
    </style:style>
    <style:style style:name="P75" style:family="paragraph" style:parent-style-name="Standard">
      <style:paragraph-properties fo:margin-left="0in" fo:margin-right="0in" fo:margin-top="0in" fo:margin-bottom="0.1665in" loext:contextual-spacing="false" fo:text-indent="0.1972in" style:auto-text-indent="false"/>
      <style:text-properties officeooo:paragraph-rsid="001bc2a2"/>
    </style:style>
    <style:style style:name="P76" style:family="paragraph" style:parent-style-name="Standard">
      <style:paragraph-properties fo:margin-left="0in" fo:margin-right="0in" fo:text-indent="0.1972in" style:auto-text-indent="false"/>
    </style:style>
    <style:style style:name="P77" style:family="paragraph" style:parent-style-name="Standard">
      <style:paragraph-properties fo:margin-left="0in" fo:margin-right="0in" fo:text-align="justify" style:justify-single-word="false" fo:text-indent="0.1972in" style:auto-text-indent="false"/>
    </style:style>
    <style:style style:name="P78" style:family="paragraph" style:parent-style-name="Standard">
      <style:paragraph-properties fo:margin-left="0.3937in" fo:margin-right="0in" fo:line-height="150%" fo:text-indent="0in" style:auto-text-indent="false"/>
      <style:text-properties fo:font-size="12pt" style:font-size-asian="12pt" style:font-size-complex="12pt"/>
    </style:style>
    <style:style style:name="P79" style:family="paragraph" style:parent-style-name="Contents_20_2">
      <style:paragraph-properties>
        <style:tab-stops>
          <style:tab-stop style:position="0.611in"/>
          <style:tab-stop style:position="7.0799in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7.0799in" style:type="right" style:leader-style="dotted" style:leader-text="."/>
        </style:tab-stops>
      </style:paragraph-properties>
    </style:style>
    <style:style style:name="P81" style:family="paragraph" style:parent-style-name="Heading_20_1">
      <style:paragraph-properties fo:text-align="center" style:justify-single-word="false"/>
    </style:style>
    <style:style style:name="P82" style:family="paragraph" style:parent-style-name="Heading_20_1">
      <style:paragraph-properties fo:margin-top="0in" fo:margin-bottom="0.0835in" loext:contextual-spacing="false" fo:text-align="center" style:justify-single-word="false"/>
    </style:style>
    <style:style style:name="P83" style:family="paragraph" style:parent-style-name="Heading_20_1">
      <style:paragraph-properties fo:margin-top="0in" fo:margin-bottom="0.25in" loext:contextual-spacing="false" fo:text-align="center" style:justify-single-word="false"/>
    </style:style>
    <style:style style:name="P84" style:family="paragraph" style:parent-style-name="Heading_20_1">
      <style:paragraph-properties fo:margin-top="0in" fo:margin-bottom="0.1665in" loext:contextual-spacing="false"/>
    </style:style>
    <style:style style:name="P85" style:family="paragraph" style:parent-style-name="Heading_20_1">
      <style:paragraph-properties fo:margin-top="0in" fo:margin-bottom="0.1665in" loext:contextual-spacing="false" fo:text-align="end" style:justify-single-word="false"/>
    </style:style>
    <style:style style:name="P86" style:family="paragraph" style:parent-style-name="Heading_20_1">
      <style:paragraph-properties fo:margin-top="0in" fo:margin-bottom="0.1665in" loext:contextual-spacing="false" fo:text-align="center" style:justify-single-word="false"/>
    </style:style>
    <style:style style:name="P87" style:family="paragraph" style:parent-style-name="Heading_20_3">
      <style:paragraph-properties fo:margin-top="0in" fo:margin-bottom="0.1665in" loext:contextual-spacing="false"/>
    </style:style>
    <style:style style:name="P88" style:family="paragraph" style:parent-style-name="Heading_20_2">
      <style:paragraph-properties fo:margin-top="0in" fo:margin-bottom="0.1665in" loext:contextual-spacing="false"/>
    </style:style>
    <style:style style:name="P89" style:family="paragraph" style:parent-style-name="Heading_20_2" style:list-style-name="WWNum3">
      <style:paragraph-properties fo:margin-top="0in" fo:margin-bottom="0.1665in" loext:contextual-spacing="false"/>
    </style:style>
    <style:style style:name="P90" style:family="paragraph" style:parent-style-name="Header">
      <style:paragraph-properties fo:text-align="center" style:justify-single-word="false"/>
    </style:style>
    <style:style style:name="P91" style:family="paragraph" style:parent-style-name="Contents_20_3">
      <style:paragraph-properties>
        <style:tab-stops>
          <style:tab-stop style:position="7.0799in" style:type="right" style:leader-style="dotted" style:leader-text="."/>
        </style:tab-stops>
      </style:paragraph-properties>
    </style:style>
    <style:style style:name="P92" style:family="paragraph" style:parent-style-name="TOC_20_Heading">
      <style:text-properties fo:color="#000000"/>
    </style:style>
    <style:style style:name="P93" style:family="paragraph" style:parent-style-name="TOC_20_Heading" style:master-page-name="Converted2">
      <style:paragraph-properties style:page-number="2"/>
    </style:style>
    <style:style style:name="P94" style:family="paragraph" style:parent-style-name="Contents_20_1">
      <style:paragraph-properties>
        <style:tab-stops>
          <style:tab-stop style:position="7.0799in" style:type="right" style:leader-style="dotted" style:leader-text="."/>
        </style:tab-stops>
      </style:paragraph-properties>
    </style:style>
    <style:style style:name="P95" style:family="paragraph" style:parent-style-name="Default" style:list-style-name="WWNum17"/>
    <style:style style:name="P96" style:family="paragraph" style:parent-style-name="Default" style:list-style-name="WWNum3"/>
    <style:style style:name="P97" style:family="paragraph" style:parent-style-name="Default">
      <style:paragraph-properties fo:margin-top="0in" fo:margin-bottom="0.0835in" loext:contextual-spacing="false"/>
    </style:style>
    <style:style style:name="P98" style:family="paragraph" style:parent-style-name="Default" style:list-style-name="WWNum22">
      <style:paragraph-properties fo:margin-top="0in" fo:margin-bottom="0.0835in" loext:contextual-spacing="false"/>
    </style:style>
    <style:style style:name="P99" style:family="paragraph" style:parent-style-name="Default" style:list-style-name="WWNum20">
      <style:paragraph-properties fo:margin-top="0in" fo:margin-bottom="0.0835in" loext:contextual-spacing="false"/>
    </style:style>
    <style:style style:name="P100" style:family="paragraph" style:parent-style-name="Default" style:list-style-name="WWNum23">
      <style:paragraph-properties fo:margin-top="0in" fo:margin-bottom="0.0835in" loext:contextual-spacing="false"/>
    </style:style>
    <style:style style:name="P101" style:family="paragraph" style:parent-style-name="Default" style:list-style-name="WWNum24">
      <style:paragraph-properties fo:margin-top="0in" fo:margin-bottom="0.0835in" loext:contextual-spacing="false"/>
    </style:style>
    <style:style style:name="P102" style:family="paragraph" style:parent-style-name="Default" style:list-style-name="WWNum26">
      <style:paragraph-properties fo:margin-top="0in" fo:margin-bottom="0.0835in" loext:contextual-spacing="false"/>
    </style:style>
    <style:style style:name="P103" style:family="paragraph" style:parent-style-name="Default">
      <style:paragraph-properties fo:margin-top="0in" fo:margin-bottom="0.0835in" loext:contextual-spacing="false"/>
      <style:text-properties fo:font-size="11pt" style:font-size-asian="11pt" style:font-size-complex="11pt"/>
    </style:style>
    <style:style style:name="P104" style:family="paragraph" style:parent-style-name="Default">
      <style:paragraph-properties fo:margin-left="0.5in" fo:margin-right="0in" fo:margin-top="0in" fo:margin-bottom="0.0835in" loext:contextual-spacing="false" fo:text-indent="0in" style:auto-text-indent="false"/>
      <style:text-properties style:font-size-complex="11pt"/>
    </style:style>
    <style:style style:name="P105" style:family="paragraph" style:parent-style-name="Default">
      <style:paragraph-properties fo:margin-left="0.5in" fo:margin-right="0in" fo:text-indent="0in" style:auto-text-indent="false"/>
      <style:text-properties fo:font-size="11.5pt" style:font-size-asian="11.5pt" style:font-size-complex="11.5pt"/>
    </style:style>
    <style:style style:name="P106" style:family="paragraph" style:parent-style-name="Default">
      <style:paragraph-properties fo:margin-left="0.25in" fo:margin-right="0in" fo:text-indent="0in" style:auto-text-indent="false"/>
      <style:text-properties fo:font-size="11.5pt" style:font-size-asian="11.5pt" style:font-size-complex="11.5pt"/>
    </style:style>
    <style:style style:name="P107" style:family="paragraph" style:parent-style-name="Default">
      <style:paragraph-properties fo:margin-top="0in" fo:margin-bottom="0.1665in" loext:contextual-spacing="false"/>
    </style:style>
    <style:style style:name="P108" style:family="paragraph" style:parent-style-name="List_20_Paragraph" style:list-style-name="WWNum14"/>
    <style:style style:name="P109" style:family="paragraph" style:parent-style-name="List_20_Paragraph" style:list-style-name="WWNum16"/>
    <style:style style:name="P110" style:family="paragraph" style:parent-style-name="List_20_Paragraph">
      <style:paragraph-properties fo:margin-left="0.248in" fo:margin-right="0in" fo:text-indent="0.1972in" style:auto-text-indent="false"/>
    </style:style>
    <style:style style:name="P111" style:family="paragraph" style:parent-style-name="List_20_Paragraph" style:list-style-name="WWNum10">
      <style:paragraph-properties fo:margin-left="0.4957in" fo:margin-right="0in" fo:line-height="150%" fo:text-indent="-0.248in" style:auto-text-indent="false"/>
    </style:style>
    <style:style style:name="P112" style:family="paragraph" style:parent-style-name="List_20_Paragraph" style:list-style-name="WWNum10">
      <style:paragraph-properties fo:margin-left="0.4957in" fo:margin-right="0in" fo:line-height="150%" fo:text-indent="-0.248in" style:auto-text-indent="false"/>
      <style:text-properties style:font-name="Times New Roman" fo:font-size="12pt" style:font-size-asian="12pt" style:font-size-complex="12pt"/>
    </style:style>
    <style:style style:name="P113" style:family="paragraph" style:parent-style-name="List_20_Paragraph" style:list-style-name="WWNum10">
      <style:paragraph-properties fo:margin-left="0.4957in" fo:margin-right="0in" fo:line-height="150%" fo:text-indent="-0.248in" style:auto-text-indent="false"/>
      <style:text-properties style:font-name="Times New Roman" fo:font-size="12pt" officeooo:rsid="001d8ebe" officeooo:paragraph-rsid="001d8ebe" style:font-size-asian="12pt" style:font-size-complex="12pt"/>
    </style:style>
    <style:style style:name="P114" style:family="paragraph" style:parent-style-name="List_20_Paragraph" style:list-style-name="WWNum10">
      <style:paragraph-properties fo:margin-left="0.4957in" fo:margin-right="0in" fo:line-height="150%" fo:text-indent="-0.248in" style:auto-text-indent="false"/>
      <style:text-properties fo:font-size="12pt" style:font-size-asian="12pt" style:font-size-complex="12pt"/>
    </style:style>
    <style:style style:name="P115" style:family="paragraph" style:parent-style-name="List_20_Paragraph" style:list-style-name="WWNum13">
      <style:paragraph-properties fo:margin-left="0.4957in" fo:margin-right="0in" fo:margin-top="0in" fo:margin-bottom="0.0835in" loext:contextual-spacing="true" fo:text-indent="-0.248in" style:auto-text-indent="false"/>
    </style:style>
    <style:style style:name="P116" style:family="paragraph" style:parent-style-name="List_20_Paragraph" style:list-style-name="WWNum13">
      <style:paragraph-properties fo:margin-left="0.4957in" fo:margin-right="0in" fo:margin-top="0in" fo:margin-bottom="0.1665in" loext:contextual-spacing="true" fo:text-indent="-0.248in" style:auto-text-indent="false"/>
    </style:style>
    <style:style style:name="P117" style:family="paragraph" style:parent-style-name="List_20_Paragraph" style:list-style-name="WWNum16">
      <style:paragraph-properties fo:margin-left="0.4957in" fo:margin-right="0in" fo:margin-top="0in" fo:margin-bottom="0.1665in" loext:contextual-spacing="true" fo:text-indent="-0.248in" style:auto-text-indent="false"/>
    </style:style>
    <style:style style:name="P118" style:family="paragraph" style:parent-style-name="List_20_Paragraph" style:list-style-name="WWNum19">
      <style:paragraph-properties fo:margin-left="0.5in" fo:margin-right="0.8272in" fo:margin-top="0.1665in" fo:margin-bottom="0.0835in" loext:contextual-spacing="true" fo:text-indent="-0.25in" style:auto-text-indent="false"/>
    </style:style>
    <style:style style:name="P119" style:family="paragraph" style:parent-style-name="List_20_Paragraph" style:list-style-name="WWNum17">
      <style:paragraph-properties fo:margin-top="0in" fo:margin-bottom="0in" loext:contextual-spacing="true" fo:line-height="100%" fo:text-align="justify" style:justify-single-word="false">
        <style:tab-stops>
          <style:tab-stop style:position="0.1972in"/>
        </style:tab-stops>
      </style:paragraph-properties>
    </style:style>
    <style:style style:name="P120" style:family="paragraph" style:parent-style-name="List_20_Paragraph">
      <style:paragraph-properties fo:margin-top="0in" fo:margin-bottom="0.0835in" loext:contextual-spacing="true" fo:text-align="justify" style:justify-single-word="false">
        <style:tab-stops>
          <style:tab-stop style:position="3.0972in"/>
        </style:tab-stops>
      </style:paragraph-properties>
    </style:style>
    <style:style style:name="P121" style:family="paragraph" style:parent-style-name="List_20_Paragraph" style:list-style-name="WWNum18">
      <style:paragraph-properties fo:margin-top="0in" fo:margin-bottom="0.0835in" loext:contextual-spacing="true" fo:text-align="justify" style:justify-single-word="false">
        <style:tab-stops>
          <style:tab-stop style:position="3.0972in"/>
        </style:tab-stops>
      </style:paragraph-properties>
    </style:style>
    <style:style style:name="P122" style:family="paragraph" style:parent-style-name="List_20_Paragraph">
      <style:paragraph-properties fo:margin-left="0.7874in" fo:margin-right="0in" fo:margin-top="0in" fo:margin-bottom="0.0835in" loext:contextual-spacing="true" fo:text-align="justify" style:justify-single-word="false" fo:text-indent="0in" style:auto-text-indent="false">
        <style:tab-stops>
          <style:tab-stop style:position="3.0972in"/>
        </style:tab-stops>
      </style:paragraph-properties>
    </style:style>
    <style:style style:name="P123" style:family="paragraph" style:parent-style-name="List_20_Paragraph" style:list-style-name="WWNum7">
      <style:paragraph-properties fo:margin-left="0.1972in" fo:margin-right="0in" fo:margin-top="0in" fo:margin-bottom="0.1665in" loext:contextual-spacing="false" fo:line-height="100%" fo:text-indent="-0.1972in" style:auto-text-indent="false"/>
    </style:style>
    <style:style style:name="P124" style:family="paragraph" style:parent-style-name="List_20_Paragraph" style:list-style-name="WWNum7">
      <style:paragraph-properties fo:margin-left="0.2957in" fo:margin-right="0in" fo:margin-top="0in" fo:margin-bottom="0.1665in" loext:contextual-spacing="false" fo:line-height="100%" fo:text-indent="-0.2957in" style:auto-text-indent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2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2pt" style:font-size-asian="12pt" style:font-name-complex="Times New Roman1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10" style:family="text">
      <style:text-properties style:font-name="Times New Roman" fo:font-size="12pt" style:font-size-asian="12pt" style:font-name-complex="Times New Roman1" style:font-size-complex="14pt"/>
    </style:style>
    <style:style style:name="T11" style:family="text">
      <style:text-properties style:font-name="Times New Roman" fo:font-size="12pt" officeooo:rsid="001f2122" style:font-size-asian="12pt" style:font-name-complex="Times New Roman1"/>
    </style:style>
    <style:style style:name="T12" style:family="text">
      <style:text-properties style:font-name="Times New Roman" fo:font-size="12pt" style:font-size-asian="12pt" style:language-asian="ru" style:country-asian="RU" style:font-name-complex="Times New Roman1"/>
    </style:style>
    <style:style style:name="T13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14" style:family="text">
      <style:text-properties style:font-name="Times New Roman" fo:font-size="12pt" officeooo:rsid="001d8ebe" style:font-size-asian="12pt" style:language-asian="ru" style:country-asian="RU" style:font-name-complex="Times New Roman1" style:font-size-complex="12pt"/>
    </style:style>
    <style:style style:name="T15" style:family="text">
      <style:text-properties style:font-name="Times New Roman" fo:font-size="12pt" officeooo:rsid="001f2122" style:font-size-asian="12pt" style:language-asian="ru" style:country-asian="RU" style:font-name-complex="Times New Roman1" style:font-size-complex="12pt"/>
    </style:style>
    <style:style style:name="T16" style:family="text">
      <style:text-properties style:font-name="Times New Roman" fo:font-size="12pt" fo:language="en" fo:country="US" style:font-size-asian="12pt" style:language-asian="ru" style:country-asian="RU" style:font-name-complex="Times New Roman1"/>
    </style:style>
    <style:style style:name="T17" style:family="text">
      <style:text-properties style:font-name="Times New Roman" fo:font-size="12pt" fo:language="en" fo:country="US" style:font-size-asian="12pt" style:language-asian="ru" style:country-asian="RU" style:font-name-complex="Times New Roman1" style:font-size-complex="12pt"/>
    </style:style>
    <style:style style:name="T18" style:family="text">
      <style:text-properties style:font-name="Times New Roman" fo:font-size="12pt" fo:language="en" fo:country="US" officeooo:rsid="001d8ebe" style:font-size-asian="12pt" style:language-asian="ru" style:country-asian="RU" style:font-name-complex="Times New Roman1" style:font-size-complex="12pt"/>
    </style:style>
    <style:style style:name="T19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0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2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2" style:family="text">
      <style:text-properties style:font-name="Times New Roman" fo:font-size="12pt" fo:font-weight="bold" style:font-size-asian="12pt" style:language-asian="ru" style:country-asian="RU" style:font-weight-asian="bold" style:font-name-complex="Times New Roman1" style:font-size-complex="12pt"/>
    </style:style>
    <style:style style:name="T23" style:family="text">
      <style:text-properties style:font-name="Times New Roman" fo:font-size="12pt" fo:background-color="#fff200" loext:char-shading-value="0" style:font-size-asian="12pt" style:language-asian="ru" style:country-asian="RU" style:font-name-complex="Times New Roman1" style:font-size-complex="12pt"/>
    </style:style>
    <style:style style:name="T24" style:family="text">
      <style:text-properties style:font-name="Times New Roman" fo:font-size="12pt" fo:background-color="#fff200" loext:char-shading-value="0" style:font-size-asian="12pt" style:language-asian="ru" style:country-asian="RU" style:font-name-complex="Times New Roman1" style:font-size-complex="12pt"/>
    </style:style>
    <style:style style:name="T25" style:family="text">
      <style:text-properties style:font-name="Times New Roman" fo:font-size="12pt" fo:background-color="#fff200" loext:char-shading-value="0" style:font-size-asian="12pt" style:font-name-complex="Times New Roman1" style:font-size-complex="12pt"/>
    </style:style>
    <style:style style:name="T26" style:family="text">
      <style:text-properties style:font-name="Times New Roman" fo:font-size="14.5pt" fo:font-weight="bold" style:font-size-asian="14.5pt" style:font-weight-asian="bold" style:font-name-complex="Times New Roman1" style:font-size-complex="14.5pt"/>
    </style:style>
    <style:style style:name="T27" style:family="text">
      <style:text-properties style:font-name="Times New Roman" fo:font-weight="bold" style:font-weight-asian="bold"/>
    </style:style>
    <style:style style:name="T28" style:family="text">
      <style:text-properties style:font-name="Times New Roman" fo:font-weight="bold" style:font-weight-asian="bold" style:font-name-complex="Times New Roman1"/>
    </style:style>
    <style:style style:name="T29" style:family="text">
      <style:text-properties style:font-name="Times New Roman" style:language-asian="ru" style:country-asian="RU" style:font-name-complex="Times New Roman1"/>
    </style:style>
    <style:style style:name="T30" style:family="text">
      <style:text-properties style:font-name="Times New Roman" fo:font-size="16pt" style:font-size-asian="16pt" style:font-name-complex="Times New Roman1" style:font-size-complex="12pt"/>
    </style:style>
    <style:style style:name="T31" style:family="text">
      <style:text-properties style:font-name="Times New Roman" style:font-name-complex="Times New Roman1"/>
    </style:style>
    <style:style style:name="T32" style:family="text">
      <style:text-properties style:font-name="Times New Roman" style:font-name-asian="Calibri1" style:language-asian="ru" style:country-asian="RU" style:font-name-complex="Times New Roman1" style:font-size-complex="12pt"/>
    </style:style>
    <style:style style:name="T33" style:family="text">
      <style:text-properties style:font-name="Times New Roman" fo:language="en" fo:country="US" style:font-name-asian="Calibri1" style:language-asian="ru" style:country-asian="RU" style:font-name-complex="Times New Roman1" style:font-size-complex="12pt"/>
    </style:style>
    <style:style style:name="T34" style:family="text">
      <style:text-properties style:font-name="Times New Roman" fo:language="en" fo:country="US" style:font-name-complex="Times New Roman1"/>
    </style:style>
    <style:style style:name="T35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/>
    </style:style>
    <style:style style:name="T36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T37" style:family="text">
      <style:text-properties fo:color="#000000" style:font-name="Times New Roman" fo:font-size="12pt" fo:font-weight="bold" style:font-size-asian="12pt" style:language-asian="ru" style:country-asian="RU" style:font-weight-asian="bold" style:font-name-complex="Times New Roman1" style:font-size-complex="12pt"/>
    </style:style>
    <style:style style:name="T38" style:family="text">
      <style:text-properties fo:color="#000000" style:font-name="Times New Roman" fo:font-size="12pt" fo:background-color="#fafafa" loext:char-shading-value="0" style:font-size-asian="12pt" style:font-name-complex="Times New Roman1" style:font-size-complex="12pt"/>
    </style:style>
    <style:style style:name="T39" style:family="text">
      <style:text-properties fo:color="#000000" style:font-name="Times New Roman" fo:font-size="14pt" fo:font-weight="bold" style:font-size-asian="14pt" style:font-weight-asian="bold" style:font-name-complex="Times New Roman1"/>
    </style:style>
    <style:style style:name="T40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41" style:family="text">
      <style:text-properties fo:color="#000000"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T42" style:family="text">
      <style:text-properties fo:color="#000000" style:font-name="Times New Roman" fo:font-weight="bold" style:language-asian="ru" style:country-asian="RU" style:font-weight-asian="bold" style:font-name-complex="Times New Roman1"/>
    </style:style>
    <style:style style:name="T43" style:family="text">
      <style:text-properties fo:color="#000000" style:font-name="Times New Roman" fo:font-weight="bold" style:language-asian="ru" style:country-asian="RU" style:font-weight-asian="bold" style:font-name-complex="Times New Roman1" fo:background-color="#ffff00"/>
    </style:style>
    <style:style style:name="T44" style:family="text">
      <style:text-properties fo:color="#000000" style:font-name="Times New Roman" fo:font-weight="bold" style:font-weight-asian="bold" style:font-name-complex="Times New Roman1"/>
    </style:style>
    <style:style style:name="T45" style:family="text">
      <style:text-properties fo:color="#000000" style:font-name="Times New Roman" fo:font-size="13pt" fo:font-weight="bold" style:font-size-asian="13pt" style:language-asian="ru" style:country-asian="RU" style:font-weight-asian="bold" style:font-name-complex="Times New Roman1" style:font-size-complex="13pt"/>
    </style:style>
    <style:style style:name="T46" style:family="text">
      <style:text-properties fo:color="#222222" style:font-name="Times New Roman" fo:font-size="12pt" fo:background-color="#ffffff" loext:char-shading-value="0" style:font-size-asian="12pt" style:font-name-complex="Times New Roman1" style:font-size-complex="12pt"/>
    </style:style>
    <style:style style:name="T47" style:family="text">
      <style:text-properties fo:color="#222222" style:font-name="Times New Roman" fo:font-size="12pt" fo:language="en" fo:country="US" fo:background-color="#ffffff" loext:char-shading-value="0" style:font-size-asian="12pt" style:font-name-complex="Times New Roman1" style:font-size-complex="12pt"/>
    </style:style>
    <style:style style:name="T48" style:family="text">
      <style:text-properties text:display="true"/>
    </style:style>
    <style:style style:name="T49" style:family="text">
      <style:text-properties style:font-name-complex="F"/>
    </style:style>
    <style:style style:name="T50" style:family="text">
      <style:text-properties style:use-window-font-color="true" style:font-name="Times New Roman" fo:font-weight="bold" style:language-asian="ru" style:country-asian="RU" style:font-weight-asian="bold" style:font-name-complex="Times New Roman1"/>
    </style:style>
    <style:style style:name="T51" style:family="text">
      <style:text-properties style:language-asian="ru" style:country-asian="RU"/>
    </style:style>
    <style:style style:name="T52" style:family="text">
      <style:text-properties style:language-asian="ru" style:country-asian="RU" style:font-name-complex="Times New Roman1"/>
    </style:style>
    <style:style style:name="T53" style:family="text">
      <style:text-properties officeooo:rsid="001d8ebe" style:language-asian="ru" style:country-asian="RU" style:font-name-complex="Times New Roman1"/>
    </style:style>
    <style:style style:name="T54" style:family="text">
      <style:text-properties style:font-size-complex="14pt"/>
    </style:style>
    <style:style style:name="T55" style:family="text">
      <style:text-properties style:font-size-complex="11pt"/>
    </style:style>
    <style:style style:name="T56" style:family="text">
      <style:text-properties style:font-size-complex="11.5pt"/>
    </style:style>
    <style:style style:name="T57" style:family="text">
      <style:text-properties fo:font-weight="bold" style:font-weight-asian="bold"/>
    </style:style>
    <style:style style:name="T58" style:family="text">
      <style:text-properties fo:font-size="11.5pt" style:font-size-asian="11.5pt" style:font-size-complex="11.5pt"/>
    </style:style>
    <style:style style:name="T59" style:family="text">
      <style:text-properties style:font-name="Times New Roman"/>
    </style:style>
    <style:style style:name="T60" style:family="text">
      <style:text-properties style:font-name="Times New Roman" fo:font-size="12pt" fo:language="en" fo:country="US" style:font-size-asian="12pt" style:language-asian="ru" style:country-asian="RU" style:font-name-complex="Times New Roman1" style:font-size-complex="12pt"/>
    </style:style>
    <style:style style:name="T61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62" style:family="text">
      <style:text-properties style:font-name="Times New Roman" style:language-asian="ru" style:country-asian="RU" style:font-name-complex="Times New Roman1"/>
    </style:style>
    <style:style style:name="T63" style:family="text">
      <style:text-properties fo:font-size="12pt" style:font-size-asian="12pt" style:language-asian="ru" style:country-asian="RU" style:font-name-complex="Times New Roman1" style:font-size-complex="12pt"/>
    </style:style>
    <style:style style:name="T64" style:family="text">
      <style:text-properties fo:font-size="12pt" officeooo:rsid="001d8ebe" style:font-size-asian="12pt" style:language-asian="ru" style:country-asian="RU" style:font-name-complex="Times New Roman1" style:font-size-complex="12pt"/>
    </style:style>
    <style:style style:name="T65" style:family="text">
      <style:text-properties fo:font-size="12pt" fo:language="en" fo:country="US" style:font-size-asian="12pt" style:language-asian="ru" style:country-asian="RU" style:font-name-complex="Times New Roman1" style:font-size-complex="12pt"/>
    </style:style>
    <style:style style:name="T66" style:family="text">
      <style:text-properties fo:font-size="12pt" fo:language="en" fo:country="US" officeooo:rsid="001d8ebe" style:font-size-asian="12pt" style:language-asian="ru" style:country-asian="RU" style:font-name-complex="Times New Roman1" style:font-size-complex="12pt"/>
    </style:style>
    <style:style style:name="T67" style:family="text">
      <style:text-properties fo:language="en" fo:country="US" style:language-asian="ru" style:country-asian="RU" style:font-name-complex="Times New Roman1"/>
    </style:style>
    <style:style style:name="T68" style:family="text">
      <style:text-properties fo:language="en" fo:country="US" officeooo:rsid="001d8ebe" style:language-asian="ru" style:country-asian="RU" style:font-name-complex="Times New Roman1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ge" style:horizontal-pos="from-left" style:horizontal-rel="page-content" draw:opacity="0%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">ПРАВИТЕЛЬСТВО РОССИЙСКОЙ ФЕДЕРАЦИИ</text:span></text:p>
      <text:p text:style-name="P28"><text:span text:style-name="T1">НАЦИОНАЛЬНЫЙ ИССЛЕДОВАТЕЛЬСКИЙ УНИВЕРСИТЕТ</text:span></text:p>
      <text:p text:style-name="P1"><text:span text:style-name="T1">«ВЫСШАЯ ШКОЛА ЭКОНОМИКИ»</text:span></text:p>
      <text:p text:style-name="P28"><text:span text:style-name="T1">Факультет компьютерных наук</text:span></text:p>
      <text:p text:style-name="P45"><text:span text:style-name="T1">Департамент программной инженерии</text:span></text:p>
      <text:p text:style-name="P4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3"><text:span text:style-name="T8">СОГЛАСОВАНО</text:span></text:p>
            <text:p text:style-name="P29"><text:span text:style-name="T35">Доцент департамента больших </text:span></text:p>
            <text:p text:style-name="P29"><text:span text:style-name="T35">данных и информационного поиска</text:span></text:p>
            <text:p text:style-name="P29"><text:span text:style-name="T35"><text:s/>ФКН НИУ ВШЭ, </text:span></text:p>
            <text:p text:style-name="P29"><text:span text:style-name="T46">канд. физ.-мат. наук</text:span></text:p>
            <text:p text:style-name="P31"/>
            <text:p text:style-name="P46"><text:span text:style-name="T8">___________________ В.Л. Чернышев</text:span></text:p>
            <text:p text:style-name="P46"><text:span text:style-name="T8">« ___ » ________________ </text:span><text:span text:style-name="T1">2020 г</text:span><text:span text:style-name="T8">.</text:span></text:p>
          </table:table-cell>
          <table:table-cell table:style-name="Table1.A1" office:value-type="string">
            <text:p text:style-name="P53"><text:span text:style-name="T8">УТВЕРЖДАЮ</text:span></text:p>
            <text:p text:style-name="P29"><text:span text:style-name="T8">Академический руководитель </text:span></text:p>
            <text:p text:style-name="P29"><text:span text:style-name="T8">образовательной программы</text:span></text:p>
            <text:p text:style-name="P29"><text:span text:style-name="T8">«Программная инженерия», профессор,</text:span></text:p>
            <text:p text:style-name="P29"><text:span text:style-name="T8">канд. техн. наук</text:span></text:p>
            <text:p text:style-name="P31"/>
            <text:p text:style-name="P46"><text:span text:style-name="T8">___________________ </text:span><text:span text:style-name="T1">В.В. Шилов</text:span></text:p>
            <text:p text:style-name="P29"><text:span text:style-name="T8">« ___ » ________________ </text:span><text:span text:style-name="T1">2020 г.</text:span></text:p>
            <text:p text:style-name="P31"/>
          </table:table-cell>
        </table:table-row>
      </table:table>
      <text:p text:style-name="P51"/>
      <text:p text:style-name="P45"><draw:frame draw:style-name="fr1" draw:name="Frame1" text:anchor-type="paragraph" svg:x="-0.0783in" svg:y="5.2161in" svg:width="0.7083in" draw:z-index="0"><draw:text-box fo:min-height="0in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54"><text:span text:style-name="T8">Инв. № подл.</text:span></text:p></table:table-cell><table:table-cell table:style-name="Table2.A1" office:value-type="string"><text:p text:style-name="P57"/></table:table-cell></table:table-row><table:table-row table:style-name="Table2.2"><table:table-cell table:style-name="Table2.A1" office:value-type="string"><text:p text:style-name="P54"><text:span text:style-name="T8">Подп. и дата</text:span></text:p></table:table-cell><table:table-cell table:style-name="Table2.A1" office:value-type="string"><text:p text:style-name="P57"/></table:table-cell></table:table-row><table:table-row table:style-name="Table2.3"><table:table-cell table:style-name="Table2.A1" office:value-type="string"><text:p text:style-name="P54"><text:span text:style-name="T8">Взам. Инв. №</text:span></text:p></table:table-cell><table:table-cell table:style-name="Table2.A1" office:value-type="string"><text:p text:style-name="P57"/></table:table-cell></table:table-row><table:table-row table:style-name="Table2.4"><table:table-cell table:style-name="Table2.A4" office:value-type="string"><text:p text:style-name="P55"><text:span text:style-name="T8">Инв. № дубл.</text:span></text:p></table:table-cell><table:table-cell table:style-name="Table2.A1" office:value-type="string"><text:p text:style-name="P57"/></table:table-cell></table:table-row><table:table-row table:style-name="Table2.5"><table:table-cell table:style-name="Table2.A4" office:value-type="string"><text:p text:style-name="P55"><text:span text:style-name="T8">Подп. и дата</text:span></text:p></table:table-cell><table:table-cell table:style-name="Table2.A1" office:value-type="string"><text:p text:style-name="P57"/></table:table-cell></table:table-row></table:table></draw:text-box></draw:frame><text:span text:style-name="T26">Программа для визуализации </text:span></text:p>
      <text:p text:style-name="P58"><text:span text:style-name="T26">распределения амплитуд на графе</text:span></text:p>
      <text:p text:style-name="P59"><text:span text:style-name="T3">Техническое задание</text:span></text:p>
      <text:p text:style-name="P59"><text:span text:style-name="T3">ЛИСТ УТВЕРЖДЕНИЯ</text:span></text:p>
      <text:p text:style-name="P61"><text:span text:style-name="T5">RU</text:span><text:span text:style-name="T3">.17701729.04.01-01 ТЗ 01-1-ЛУ</text:span></text:p>
      <text:p text:style-name="P60"/>
      <text:p text:style-name="P64"><text:span text:style-name="T1">Исполнитель</text:span></text:p>
      <text:p text:style-name="P64"><text:span text:style-name="T1">студент группы БПИ181</text:span></text:p>
      <text:p text:style-name="P64"><text:span text:style-name="T1">___________________ /А.И. Уварова/</text:span></text:p>
      <text:p text:style-name="P65"><text:span text:style-name="T1">« ___ » ________________ 2020 г.</text:span></text:p>
      <text:p text:style-name="P63"><text:span text:style-name="T3">Москва 2020</text:span></text:p>
      <text:p text:style-name="P66"><text:soft-page-break/><text:span text:style-name="T1">УТВЕРЖДЕН</text:span></text:p>
      <text:p text:style-name="P67"><text:span text:style-name="T6">RU</text:span><text:span text:style-name="T1">.17701729.04.01-01 ТЗ 01-1 ЛУ</text:span></text:p>
      <text:p text:style-name="P45"><text:span text:style-name="T26">Программа для визуализации </text:span></text:p>
      <text:p text:style-name="P48"><text:span text:style-name="T26">распределения амплитуд на графе</text:span></text:p>
      <text:p text:style-name="P45"><text:span text:style-name="T3">Техническое задание</text:span></text:p>
      <text:p text:style-name="P45"><text:span text:style-name="T5">RU</text:span><text:span text:style-name="T3">.17701729.04.01-01 ТЗ 01-1 </text:span></text:p>
      <text:p text:style-name="P45"><text:span text:style-name="T3">Листов 16</text:span></text:p>
      <text:p text:style-name="P62"><draw:frame draw:style-name="fr1" draw:name="Frame2" text:anchor-type="paragraph" svg:x="-0.0783in" svg:y="4.7091in" svg:width="0.7083in" draw:z-index="1"><draw:text-box fo:min-height="0in"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54"><text:span text:style-name="T8">Инв. № подл.</text:span></text:p></table:table-cell><table:table-cell table:style-name="Table3.A1" office:value-type="string"><text:p text:style-name="P57"/></table:table-cell></table:table-row><table:table-row table:style-name="Table3.2"><table:table-cell table:style-name="Table3.A1" office:value-type="string"><text:p text:style-name="P54"><text:span text:style-name="T8">Подп. и дата</text:span></text:p></table:table-cell><table:table-cell table:style-name="Table3.A1" office:value-type="string"><text:p text:style-name="P57"/></table:table-cell></table:table-row><table:table-row table:style-name="Table3.3"><table:table-cell table:style-name="Table3.A1" office:value-type="string"><text:p text:style-name="P54"><text:span text:style-name="T8">Взам. Инв. №</text:span></text:p></table:table-cell><table:table-cell table:style-name="Table3.A1" office:value-type="string"><text:p text:style-name="P57"/></table:table-cell></table:table-row><table:table-row table:style-name="Table3.4"><table:table-cell table:style-name="Table3.A4" office:value-type="string"><text:p text:style-name="P55"><text:span text:style-name="T8">Инв. № дубл.</text:span></text:p></table:table-cell><table:table-cell table:style-name="Table3.A1" office:value-type="string"><text:p text:style-name="P57"/></table:table-cell></table:table-row><table:table-row table:style-name="Table3.5"><table:table-cell table:style-name="Table3.A4" office:value-type="string"><text:p text:style-name="P55"><text:span text:style-name="T8">Подп. и дата</text:span></text:p></table:table-cell><table:table-cell table:style-name="Table3.A1" office:value-type="string"><text:p text:style-name="P57"/></table:table-cell></table:table-row></table:table></draw:text-box></draw:frame></text:p>
      <text:p text:style-name="P68"/>
      <text:p text:style-name="P34"/>
      <text:p text:style-name="P34"/>
      <text:p text:style-name="P34"/>
      <text:p text:style-name="P35"/>
      <text:p text:style-name="P27"/>
      <text:p text:style-name="Standard"/>
      <text:p text:style-name="P2"><text:span text:style-name="T3">Москва 2020</text:span></text:p>
      <text:p text:style-name="P93"><text:span text:style-name="T28">СОДЕРЖАНИЕ</text:span>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4"><text:a xlink:type="simple" xlink:href="#_Toc24415964" text:style-name="Index_20_Link" text:visited-style-name="Index_20_Link"><text:span text:style-name="T27">АННОТАЦИЯ</text:span></text:a><text:a xlink:type="simple" xlink:href="#_Toc24415964" text:style-name="Index_20_Link" text:visited-style-name="Index_20_Link"><text:span text:style-name="T48"><text:tab/>4</text:span></text:a></text:p>
          <text:p text:style-name="P94"><text:a xlink:type="simple" xlink:href="#_Toc24415965" text:style-name="Index_20_Link" text:visited-style-name="Index_20_Link"><text:span text:style-name="T27">1.ВВЕДЕНИЕ</text:span></text:a><text:a xlink:type="simple" xlink:href="#_Toc24415965" text:style-name="Index_20_Link" text:visited-style-name="Index_20_Link"><text:span text:style-name="T48"><text:tab/>5</text:span></text:a></text:p>
          <text:p text:style-name="P79"><text:a xlink:type="simple" xlink:href="#_Toc24415966" text:style-name="Index_20_Link" text:visited-style-name="Index_20_Link"><text:span text:style-name="T27">1.1.</text:span></text:a><text:a xlink:type="simple" xlink:href="#_Toc24415966" text:style-name="Index_20_Link" text:visited-style-name="Index_20_Link"><text:span text:style-name="T49"><text:tab/></text:span></text:a><text:a xlink:type="simple" xlink:href="#_Toc24415966" text:style-name="Index_20_Link" text:visited-style-name="Index_20_Link"><text:span text:style-name="T27">Наименование программы</text:span></text:a><text:a xlink:type="simple" xlink:href="#_Toc24415966" text:style-name="Index_20_Link" text:visited-style-name="Index_20_Link"><text:span text:style-name="T48"><text:tab/>5</text:span></text:a></text:p>
          <text:p text:style-name="P79"><text:a xlink:type="simple" xlink:href="#_Toc24415967" text:style-name="Index_20_Link" text:visited-style-name="Index_20_Link"><text:span text:style-name="T27">1.2.</text:span></text:a><text:a xlink:type="simple" xlink:href="#_Toc24415967" text:style-name="Index_20_Link" text:visited-style-name="Index_20_Link"><text:span text:style-name="T49"><text:tab/></text:span></text:a><text:a xlink:type="simple" xlink:href="#_Toc24415967" text:style-name="Index_20_Link" text:visited-style-name="Index_20_Link"><text:span text:style-name="T27">Краткая характеристика области применения</text:span></text:a><text:a xlink:type="simple" xlink:href="#_Toc24415967" text:style-name="Index_20_Link" text:visited-style-name="Index_20_Link"><text:span text:style-name="T48"><text:tab/>5</text:span></text:a></text:p>
          <text:p text:style-name="P94"><text:a xlink:type="simple" xlink:href="#_Toc24415968" text:style-name="Index_20_Link" text:visited-style-name="Index_20_Link"><text:span text:style-name="T27">2.Основания для разработки</text:span></text:a><text:a xlink:type="simple" xlink:href="#_Toc24415968" text:style-name="Index_20_Link" text:visited-style-name="Index_20_Link"><text:span text:style-name="T48"><text:tab/>6</text:span></text:a></text:p>
          <text:p text:style-name="P80"><text:a xlink:type="simple" xlink:href="#_Toc24415969" text:style-name="Index_20_Link" text:visited-style-name="Index_20_Link"><text:span text:style-name="T27">2.1. Документы, на основании которых ведется разработка</text:span></text:a><text:a xlink:type="simple" xlink:href="#_Toc24415969" text:style-name="Index_20_Link" text:visited-style-name="Index_20_Link"><text:span text:style-name="T48"><text:tab/>6</text:span></text:a></text:p>
          <text:p text:style-name="P94"><text:a xlink:type="simple" xlink:href="#_Toc24415970" text:style-name="Index_20_Link" text:visited-style-name="Index_20_Link"><text:span text:style-name="T27">3.Назначение разработки</text:span></text:a><text:a xlink:type="simple" xlink:href="#_Toc24415970" text:style-name="Index_20_Link" text:visited-style-name="Index_20_Link"><text:span text:style-name="T48"><text:tab/>7</text:span></text:a></text:p>
          <text:p text:style-name="P80"><text:a xlink:type="simple" xlink:href="#_Toc24415971" text:style-name="Index_20_Link" text:visited-style-name="Index_20_Link"><text:span text:style-name="T27">3.1. Функциональное назначение</text:span></text:a><text:a xlink:type="simple" xlink:href="#_Toc24415971" text:style-name="Index_20_Link" text:visited-style-name="Index_20_Link"><text:span text:style-name="T48"><text:tab/>7</text:span></text:a></text:p>
          <text:p text:style-name="P80"><text:a xlink:type="simple" xlink:href="#_Toc24415972" text:style-name="Index_20_Link" text:visited-style-name="Index_20_Link"><text:span text:style-name="T27">3.2. Эксплуатационное назначение</text:span></text:a><text:a xlink:type="simple" xlink:href="#_Toc24415972" text:style-name="Index_20_Link" text:visited-style-name="Index_20_Link"><text:span text:style-name="T48"><text:tab/>7</text:span></text:a></text:p>
          <text:p text:style-name="P94"><text:a xlink:type="simple" xlink:href="#_Toc24415973" text:style-name="Index_20_Link" text:visited-style-name="Index_20_Link"><text:span text:style-name="T27">4.Требования к программе</text:span></text:a><text:a xlink:type="simple" xlink:href="#_Toc24415973" text:style-name="Index_20_Link" text:visited-style-name="Index_20_Link"><text:span text:style-name="T48"><text:tab/>8</text:span></text:a></text:p>
          <text:p text:style-name="P80"><text:a xlink:type="simple" xlink:href="#_Toc24415974" text:style-name="Index_20_Link" text:visited-style-name="Index_20_Link"><text:span text:style-name="T27">4.1. Требования к функциональным характеристикам</text:span></text:a><text:a xlink:type="simple" xlink:href="#_Toc24415974" text:style-name="Index_20_Link" text:visited-style-name="Index_20_Link"><text:span text:style-name="T48"><text:tab/>8</text:span></text:a></text:p>
          <text:p text:style-name="P91"><text:a xlink:type="simple" xlink:href="#_Toc24415975" text:style-name="Index_20_Link" text:visited-style-name="Index_20_Link"><text:span text:style-name="T27">4.1.1. Требования к составу выполняемых функций</text:span></text:a><text:a xlink:type="simple" xlink:href="#_Toc24415975" text:style-name="Index_20_Link" text:visited-style-name="Index_20_Link"><text:span text:style-name="T48"><text:tab/>8</text:span></text:a></text:p>
          <text:p text:style-name="P91"><text:a xlink:type="simple" xlink:href="#_Toc24415976" text:style-name="Index_20_Link" text:visited-style-name="Index_20_Link"><text:span text:style-name="T27">4.1.2. Требования к организации входных данных</text:span></text:a><text:a xlink:type="simple" xlink:href="#_Toc24415976" text:style-name="Index_20_Link" text:visited-style-name="Index_20_Link"><text:span text:style-name="T48"><text:tab/>8</text:span></text:a></text:p>
          <text:p text:style-name="P91"><text:a xlink:type="simple" xlink:href="#_Toc24415977" text:style-name="Index_20_Link" text:visited-style-name="Index_20_Link"><text:span text:style-name="T27">4.1.3. Требования к организации выходных данных</text:span></text:a><text:a xlink:type="simple" xlink:href="#_Toc24415977" text:style-name="Index_20_Link" text:visited-style-name="Index_20_Link"><text:span text:style-name="T48"><text:tab/>9</text:span></text:a></text:p>
          <text:p text:style-name="P80"><text:a xlink:type="simple" xlink:href="#_Toc24415978" text:style-name="Index_20_Link" text:visited-style-name="Index_20_Link"><text:span text:style-name="T27">4.2. Требования к интерфейсу</text:span></text:a><text:a xlink:type="simple" xlink:href="#_Toc24415978" text:style-name="Index_20_Link" text:visited-style-name="Index_20_Link"><text:span text:style-name="T48"><text:tab/>9</text:span></text:a></text:p>
          <text:p text:style-name="P80"><text:a xlink:type="simple" xlink:href="#_Toc24415979" text:style-name="Index_20_Link" text:visited-style-name="Index_20_Link"><text:span text:style-name="T27">4.3. Требования к надежности</text:span></text:a><text:a xlink:type="simple" xlink:href="#_Toc24415979" text:style-name="Index_20_Link" text:visited-style-name="Index_20_Link"><text:span text:style-name="T48"><text:tab/>9</text:span></text:a></text:p>
          <text:p text:style-name="P91"><text:a xlink:type="simple" xlink:href="#_Toc24415980" text:style-name="Index_20_Link" text:visited-style-name="Index_20_Link"><text:span text:style-name="T27">4.3.1. Требования к обеспечению устойчивого функционирования программы</text:span></text:a><text:a xlink:type="simple" xlink:href="#_Toc24415980" text:style-name="Index_20_Link" text:visited-style-name="Index_20_Link"><text:span text:style-name="T48"><text:tab/>9</text:span></text:a></text:p>
          <text:p text:style-name="P91"><text:a xlink:type="simple" xlink:href="#_Toc24415981" text:style-name="Index_20_Link" text:visited-style-name="Index_20_Link"><text:span text:style-name="T27">4.3.2. Отказы из-за некорректных действий оператора</text:span></text:a><text:a xlink:type="simple" xlink:href="#_Toc24415981" text:style-name="Index_20_Link" text:visited-style-name="Index_20_Link"><text:span text:style-name="T48"><text:tab/>9</text:span></text:a></text:p>
          <text:p text:style-name="P80"><text:a xlink:type="simple" xlink:href="#_Toc24415982" text:style-name="Index_20_Link" text:visited-style-name="Index_20_Link"><text:span text:style-name="T27">4.4. Условия эксплуатации</text:span></text:a><text:a xlink:type="simple" xlink:href="#_Toc24415982" text:style-name="Index_20_Link" text:visited-style-name="Index_20_Link"><text:span text:style-name="T48"><text:tab/>9</text:span></text:a></text:p>
          <text:p text:style-name="P91"><text:a xlink:type="simple" xlink:href="#_Toc24415983" text:style-name="Index_20_Link" text:visited-style-name="Index_20_Link"><text:span text:style-name="T27">4.4.1. Климатические условия</text:span></text:a><text:a xlink:type="simple" xlink:href="#_Toc24415983" text:style-name="Index_20_Link" text:visited-style-name="Index_20_Link"><text:span text:style-name="T48"><text:tab/>9</text:span></text:a></text:p>
          <text:p text:style-name="P91"><text:a xlink:type="simple" xlink:href="#_Toc24415984" text:style-name="Index_20_Link" text:visited-style-name="Index_20_Link"><text:span text:style-name="T27">4.4.2. Требования к видам обслуживания</text:span></text:a><text:a xlink:type="simple" xlink:href="#_Toc24415984" text:style-name="Index_20_Link" text:visited-style-name="Index_20_Link"><text:span text:style-name="T48"><text:tab/>9</text:span></text:a></text:p>
          <text:p text:style-name="P91"><text:a xlink:type="simple" xlink:href="#_Toc24415985" text:style-name="Index_20_Link" text:visited-style-name="Index_20_Link"><text:span text:style-name="T27">4.4.3. Требования к численности и квалификации персонала</text:span></text:a><text:a xlink:type="simple" xlink:href="#_Toc24415985" text:style-name="Index_20_Link" text:visited-style-name="Index_20_Link"><text:span text:style-name="T48"><text:tab/>10</text:span></text:a></text:p>
          <text:p text:style-name="P80"><text:a xlink:type="simple" xlink:href="#_Toc24415986" text:style-name="Index_20_Link" text:visited-style-name="Index_20_Link"><text:span text:style-name="T27">4.5. Требования к составу и параметрам технических средств</text:span></text:a><text:a xlink:type="simple" xlink:href="#_Toc24415986" text:style-name="Index_20_Link" text:visited-style-name="Index_20_Link"><text:span text:style-name="T48"><text:tab/>10</text:span></text:a></text:p>
          <text:p text:style-name="P80"><text:a xlink:type="simple" xlink:href="#_Toc24415987" text:style-name="Index_20_Link" text:visited-style-name="Index_20_Link"><text:span text:style-name="T27">4.6. Требования к информационной и программной совместимости</text:span></text:a><text:a xlink:type="simple" xlink:href="#_Toc24415987" text:style-name="Index_20_Link" text:visited-style-name="Index_20_Link"><text:span text:style-name="T48"><text:tab/>10</text:span></text:a></text:p>
          <text:p text:style-name="P80"><text:a xlink:type="simple" xlink:href="#_Toc24415988" text:style-name="Index_20_Link" text:visited-style-name="Index_20_Link"><text:span text:style-name="T27">4.7. Требования к маркировке и упаковке</text:span></text:a><text:a xlink:type="simple" xlink:href="#_Toc24415988" text:style-name="Index_20_Link" text:visited-style-name="Index_20_Link"><text:span text:style-name="T48"><text:tab/>10</text:span></text:a></text:p>
          <text:p text:style-name="P80"><text:a xlink:type="simple" xlink:href="#_Toc24415989" text:style-name="Index_20_Link" text:visited-style-name="Index_20_Link"><text:span text:style-name="T27">4.8. Требования к транспортировке и хранению</text:span></text:a><text:a xlink:type="simple" xlink:href="#_Toc24415989" text:style-name="Index_20_Link" text:visited-style-name="Index_20_Link"><text:span text:style-name="T48"><text:tab/>10</text:span></text:a></text:p>
          <text:p text:style-name="P94"><text:a xlink:type="simple" xlink:href="#_Toc24415990" text:style-name="Index_20_Link" text:visited-style-name="Index_20_Link"><text:span text:style-name="T27">5. Требования к программной документации</text:span></text:a><text:a xlink:type="simple" xlink:href="#_Toc24415990" text:style-name="Index_20_Link" text:visited-style-name="Index_20_Link"><text:span text:style-name="T48"><text:tab/>11</text:span></text:a></text:p>
          <text:p text:style-name="P80"><text:a xlink:type="simple" xlink:href="#_Toc24415991" text:style-name="Index_20_Link" text:visited-style-name="Index_20_Link"><text:span text:style-name="T27">5.1. Предварительный состав программной документации</text:span></text:a><text:a xlink:type="simple" xlink:href="#_Toc24415991" text:style-name="Index_20_Link" text:visited-style-name="Index_20_Link"><text:span text:style-name="T48"><text:tab/>11</text:span></text:a></text:p>
          <text:p text:style-name="P80"><text:a xlink:type="simple" xlink:href="#_Toc24415992" text:style-name="Index_20_Link" text:visited-style-name="Index_20_Link"><text:span text:style-name="T27">5.2. Специальные требования к программной документации</text:span></text:a><text:a xlink:type="simple" xlink:href="#_Toc24415992" text:style-name="Index_20_Link" text:visited-style-name="Index_20_Link"><text:span text:style-name="T48"><text:tab/>11</text:span></text:a></text:p>
          <text:p text:style-name="P94"><text:a xlink:type="simple" xlink:href="#_Toc24415993" text:style-name="Index_20_Link" text:visited-style-name="Index_20_Link"><text:span text:style-name="T27">6. Технико-экономические показатели</text:span></text:a><text:a xlink:type="simple" xlink:href="#_Toc24415993" text:style-name="Index_20_Link" text:visited-style-name="Index_20_Link"><text:span text:style-name="T48"><text:tab/>12</text:span></text:a></text:p>
          <text:p text:style-name="P80"><text:a xlink:type="simple" xlink:href="#_Toc24415994" text:style-name="Index_20_Link" text:visited-style-name="Index_20_Link"><text:span text:style-name="T27">6.1. Предполагаемая потребность</text:span></text:a><text:a xlink:type="simple" xlink:href="#_Toc24415994" text:style-name="Index_20_Link" text:visited-style-name="Index_20_Link"><text:span text:style-name="T48"><text:tab/>12</text:span></text:a></text:p>
          <text:p text:style-name="P94"><text:a xlink:type="simple" xlink:href="#_Toc24415995" text:style-name="Index_20_Link" text:visited-style-name="Index_20_Link"><text:span text:style-name="T27">6.2. Ориентировочная экономическая эффективность</text:span></text:a><text:a xlink:type="simple" xlink:href="#_Toc24415995" text:style-name="Index_20_Link" text:visited-style-name="Index_20_Link"><text:span text:style-name="T48"><text:tab/>12</text:span></text:a></text:p>
          <text:p text:style-name="P80"><text:soft-page-break/><text:a xlink:type="simple" xlink:href="#_Toc24415996" text:style-name="Index_20_Link" text:visited-style-name="Index_20_Link"><text:span text:style-name="T27">6.3. Экономические преимущества разработки по сравнению с отечественными и зарубежными аналогами</text:span></text:a><text:a xlink:type="simple" xlink:href="#_Toc24415996" text:style-name="Index_20_Link" text:visited-style-name="Index_20_Link"><text:span text:style-name="T48"><text:tab/>12</text:span></text:a></text:p>
          <text:p text:style-name="P94"><text:a xlink:type="simple" xlink:href="#_Toc24415997" text:style-name="Index_20_Link" text:visited-style-name="Index_20_Link"><text:span text:style-name="T27">7. Стадии и этапы разработки</text:span></text:a><text:a xlink:type="simple" xlink:href="#_Toc24415997" text:style-name="Index_20_Link" text:visited-style-name="Index_20_Link"><text:span text:style-name="T48"><text:tab/>13</text:span></text:a></text:p>
          <text:p text:style-name="P94"><text:a xlink:type="simple" xlink:href="#_Toc24415998" text:style-name="Index_20_Link" text:visited-style-name="Index_20_Link"><text:span text:style-name="T27">8. Порядок контроля и приемки</text:span></text:a><text:a xlink:type="simple" xlink:href="#_Toc24415998" text:style-name="Index_20_Link" text:visited-style-name="Index_20_Link"><text:span text:style-name="T48"><text:tab/>14</text:span></text:a></text:p>
          <text:p text:style-name="P94"><text:a xlink:type="simple" xlink:href="#_Toc24415999" text:style-name="Index_20_Link" text:visited-style-name="Index_20_Link"><text:span text:style-name="T27">Приложение 1</text:span></text:a><text:a xlink:type="simple" xlink:href="#_Toc24415999" text:style-name="Index_20_Link" text:visited-style-name="Index_20_Link"><text:span text:style-name="T48"><text:tab/>15</text:span></text:a></text:p>
          <text:p text:style-name="P94"><text:a xlink:type="simple" xlink:href="#_Toc24416000" text:style-name="Index_20_Link" text:visited-style-name="Index_20_Link"><text:span text:style-name="T27">ЛИСТ РЕГИСТРАЦИИ ИЗМЕНЕНИЙ</text:span></text:a><text:a xlink:type="simple" xlink:href="#_Toc24416000" text:style-name="Index_20_Link" text:visited-style-name="Index_20_Link"><text:span text:style-name="T48"><text:tab/>16</text:span></text:a></text:p>
          <text:p text:style-name="Standard"/>
        </text:index-body>
      </text:table-of-content>
      <text:p text:style-name="Standard"/>
      <text:p text:style-name="P92"/>
      <text:p text:style-name="P19"/>
      <text:p text:style-name="P19"/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1"><text:bookmark-start text:name="_Toc529698661"/><text:bookmark-start text:name="_Toc529697118"/></text:p>
      <text:h text:style-name="P82" text:outline-level="1"><text:bookmark-start text:name="_Toc24415964"/><text:span text:style-name="T39">АННОТАЦИЯ</text:span><text:bookmark-end text:name="_Toc24415964"/><text:bookmark-end text:name="_Toc529697118"/><text:bookmark-end text:name="_Toc529698661"/></text:h>
      <text:p text:style-name="P37"/>
      <text:p text:style-name="P69"><text:soft-page-break/><text:span text:style-name="T8">Данное техническое задание на разработку «Программы для визуализации распределения амплитуд на графе» содержит следующие разделы: «Введение», «Основания для разработки», «Назначение разработки», «Требования к программе», «Требования к программным документам», «Технико-экономические показатели», «Стадии и этапы разработки», «Порядок контроля и приемки».</text:span></text:p>
      <text:p text:style-name="P69"><text:span text:style-name="T8">В разделе «Введение» указано наименование на русском и английском языках и краткая характеристика области применения программы.</text:span></text:p>
      <text:p text:style-name="P69"><text:span text:style-name="T8">В разделе «Основания для разработки» указан документ, на основании которого ведется разработка.</text:span></text:p>
      <text:p text:style-name="P69"><text:span text:style-name="T8">В разделе «Назначение разработки» указано функциональное и эксплуатационное назначение программы.</text:span></text:p>
      <text:p text:style-name="P69"><text:span text:style-name="T8">В разделе «Требования к программе» содержатся требования к функциональным характеристикам, к составу выполняемых функций, к составу и параметрам технических средств, к информационной и программной совместимости, к интерфейсу, к надежности, к условиям эксплуатации, к маркировке и упаковке, к транспортировке и хранению, а также специальные требования.</text:span></text:p>
      <text:p text:style-name="P69"><text:span text:style-name="T8">В разделе «Требования к программным документам» указан предварительный состав программной документации и требования к ней.</text:span></text:p>
      <text:p text:style-name="P69"><text:span text:style-name="T8">Раздел «Технико-экономические показатели» содержит сведения об ориентировочной экономической эффективности и экономических преимуществах разработки программы, а также предполагаемую потребность.</text:span></text:p>
      <text:p text:style-name="P69"><text:span text:style-name="T8">Раздел «Стадии и этапы разработки» содержит информацию о необходимых стадиях и этапах разработки, а также сведения о сроках разработки и исполнителе.</text:span></text:p>
      <text:p text:style-name="P69"><text:span text:style-name="T13">В разделе «Порядок контроля и приемки» указаны виды испытаний и общие требования к приемке работы.</text:span></text:p>
      <text:p text:style-name="P70"><text:span text:style-name="T8">Настоящий документ разработан в соответствии с требованиями:</text:span></text:p>
      <text:p text:style-name="P20"><text:span text:style-name="T8">1) ГОСТ 19.101-77 Виды программ и программных документов [1];</text:span></text:p>
      <text:p text:style-name="P20"><text:span text:style-name="T8">2) ГОСТ 19.102-77 Стадии разработки [2];</text:span></text:p>
      <text:p text:style-name="P20"><text:span text:style-name="T8">3) ГОСТ 19.103-77 Обозначения программ и программных документов [3];</text:span></text:p>
      <text:p text:style-name="P20"><text:span text:style-name="T8">4) ГОСТ 19.104-78 Основные надписи [4];</text:span></text:p>
      <text:p text:style-name="P20"><text:span text:style-name="T8">5) ГОСТ 19.105-78 Общие требования к программным документам [5];</text:span></text:p>
      <text:p text:style-name="P20"><text:span text:style-name="T8">6) ГОСТ 19.106-78 Требования к программным документам, выполненным печатным способом [6];</text:span></text:p>
      <text:p text:style-name="P20"><text:span text:style-name="T8">7) ГОСТ 19.201-78 Техническое задание. Требования к содержанию и оформлению [7].</text:span></text:p>
      <text:p text:style-name="P70"><text:span text:style-name="T8">Изменения к данному Техническому заданию оформляются согласно ГОСТ19.604-78 [8].</text:span><text:bookmark-start text:name="_Toc529698662"/><text:bookmark-start text:name="_Toc529697119"/></text:p>
      <text:p text:style-name="P4"/>
      <text:p text:style-name="P3"/>
      <text:h text:style-name="P82" text:outline-level="1"><text:bookmark-start text:name="_Toc24415965"/><text:soft-page-break/><text:span text:style-name="T41">1.ВВЕДЕНИЕ</text:span><text:bookmark-end text:name="_Toc24415965"/><text:bookmark-end text:name="_Toc529697119"/><text:bookmark-end text:name="_Toc529698662"/></text:h>
      <text:p text:style-name="P39"/>
      <text:list xml:id="list414614414" text:style-name="WWNum3">
        <text:list-item>
          <text:list>
            <text:list-item>
              <text:h text:style-name="P89" text:outline-level="2"><text:bookmark-start text:name="_Toc529697120"/><text:bookmark-start text:name="_Toc24415966"/><text:bookmark-start text:name="_Toc529698663"/><text:span text:style-name="T42">Наименование программы</text:span><text:bookmark-end text:name="_Toc529697120"/><text:bookmark-end text:name="_Toc24415966"/><text:bookmark-end text:name="_Toc529698663"/></text:h>
            </text:list-item>
          </text:list>
        </text:list-item>
      </text:list>
      <text:p text:style-name="P71"><text:span text:style-name="T13"><text:s text:c="7"/>Наименование программы – «Программа для визуализации распределения амплитуд на графе».</text:span></text:p>
      <text:p text:style-name="P73"><text:span text:style-name="T13"><text:s text:c="7"/>Наименование</text:span><text:span text:style-name="T17"> </text:span><text:span text:style-name="T13">на</text:span><text:span text:style-name="T17"> </text:span><text:span text:style-name="T13">английском</text:span><text:span text:style-name="T17"> </text:span><text:span text:style-name="T13">языке</text:span><text:span text:style-name="T17"> – «A program for visualizing the distribution of amplitudes on a graph».</text:span></text:p>
      <text:list xml:id="list134158886441253" text:continue-numbering="true" text:style-name="WWNum3">
        <text:list-item>
          <text:list>
            <text:list-item>
              <text:h text:style-name="P89" text:outline-level="2"><text:bookmark-start text:name="_Toc529697121"/><text:bookmark-start text:name="_Toc24415967"/><text:bookmark-start text:name="_Toc529698664"/><text:span text:style-name="T42">Краткая характеристика области применения</text:span><text:bookmark-end text:name="_Toc529697121"/><text:bookmark-end text:name="_Toc24415967"/><text:bookmark-end text:name="_Toc529698664"/></text:h>
            </text:list-item>
          </text:list>
        </text:list-item>
      </text:list>
      <text:p text:style-name="P110"><text:span text:style-name="T13">Программа представляет собой редактор графов, в котором реализован алгоритм визуализации распределения амплитуд на </text:span><text:span text:style-name="T24">конечных и бесконечных</text:span><text:span text:style-name="T13"> графах.</text:span></text:p>
      <text:p text:style-name="P110"><text:span text:style-name="T13">Основные области применения: исследования в области дискретной математики, изучение и визуализация алгоритмов на графах.</text:span></text:p>
      <text:p text:style-name="P52"/>
      <text:p text:style-name="P50"/>
      <text:p text:style-name="P48"><text:bookmark text:name="_Hlk528353826"/></text:p>
      <text:p text:style-name="P36"/>
      <text:p text:style-name="P3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21"><text:span text:style-name="T1"><text:tab/></text:span></text:p>
      <text:p text:style-name="P9"/>
      <text:h text:style-name="P83" text:outline-level="1"><text:bookmark-start text:name="_Toc529697122"/><text:bookmark-start text:name="_Toc24415968"/><text:bookmark-start text:name="_Toc529698665"/><text:soft-page-break/><text:span text:style-name="T40">2.Основания для разработки</text:span><text:bookmark-end text:name="_Toc529697122"/><text:bookmark-end text:name="_Toc24415968"/><text:bookmark-end text:name="_Toc529698665"/></text:h>
      <text:h text:style-name="P88" text:outline-level="2"><text:bookmark-start text:name="_Toc529697123"/><text:bookmark-start text:name="_Toc24415969"/><text:bookmark-start text:name="_Toc529698666"/><text:span text:style-name="T36">2.1. </text:span><text:span text:style-name="T44">Документы, на основании которых ведется разработка</text:span><text:bookmark-end text:name="_Toc529697123"/><text:bookmark-end text:name="_Toc24415969"/><text:bookmark-end text:name="_Toc529698666"/></text:h>
      <text:p text:style-name="P75"><text:span text:style-name="T8"><text:s/></text:span><text:span text:style-name="T38">Приказ декана ФКН И.В. Аржанцева </text:span><text:span text:style-name="T35">№ 2.3-02/1112-04 от 11.12.2019 </text:span><text:bookmark-start text:name="_Toc529698667"/><text:bookmark-start text:name="_Toc529697124"/><text:span text:style-name="T8">«</text:span><text:span text:style-name="T9">Об утверждении тем, руководителей курсовых работ студентов образовательной программы «Программная инженерия» факультета компьютерных наук».</text:span><text:bookmark-end text:name="_Toc529698667"/><text:bookmark-end text:name="_Toc529697124"/></text:p>
      <text:p text:style-name="P71"><text:span text:style-name="T8">Наименование темы разработки - </text:span><text:span text:style-name="T13">«Программа для визуализации распределения амплитуд на графе».</text:span></text:p>
      <text:p text:style-name="P71"><text:span text:style-name="T13">Наименование</text:span><text:span text:style-name="T17"> </text:span><text:span text:style-name="T13">темы</text:span><text:span text:style-name="T17"> </text:span><text:span text:style-name="T13">разработки</text:span><text:span text:style-name="T17"> </text:span><text:span text:style-name="T13">на</text:span><text:span text:style-name="T17"> </text:span><text:span text:style-name="T13">английском</text:span><text:span text:style-name="T17"> </text:span><text:span text:style-name="T13">языке</text:span><text:span text:style-name="T17"> - «A program for visualizing the distribution of amplitudes on a graph»</text:span></text:p>
      <text:p text:style-name="P72"><text:span text:style-name="T8">Программа выполняется в рамках темы курсовой работы в соответствии с учебным планом подготовки бакалавров по направлению 09.03.04 «Программная инженерия» Национального исследовательского университета «Высшая школа экономики», факультет компьютерных наук, департамент программной инженерии.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22"><text:span text:style-name="T1"><text:tab/></text:span></text:p>
      <text:p text:style-name="P10"/>
      <text:p text:style-name="P10"/>
      <text:p text:style-name="P10"/>
      <text:h text:style-name="P83" text:outline-level="1"><text:bookmark-start text:name="_Toc529697125"/><text:bookmark-start text:name="_Toc24415970"/><text:bookmark-start text:name="_Toc529698668"/><text:soft-page-break/><text:span text:style-name="T40">3.Назначение разработки</text:span><text:bookmark-end text:name="_Toc529697125"/><text:bookmark-end text:name="_Toc24415970"/><text:bookmark-end text:name="_Toc529698668"/></text:h>
      <text:h text:style-name="P88" text:outline-level="2"><text:bookmark-start text:name="_Toc529697126"/><text:bookmark-start text:name="_Toc24415971"/><text:bookmark-start text:name="_Toc529698669"/><text:span text:style-name="T36">3.1. </text:span><text:span text:style-name="T44">Функциональное назначение</text:span><text:bookmark-end text:name="_Toc529697126"/><text:bookmark-end text:name="_Toc24415971"/><text:bookmark-end text:name="_Toc529698669"/></text:h>
      <text:p text:style-name="P72"><text:span text:style-name="T8">Функциональным назначением программы является предоставление пользователю возможности работы с графами и визуализации распределения амплитуд на конечных и </text:span><text:span text:style-name="T25">бесконечных</text:span><text:span text:style-name="T8"> графах.</text:span></text:p>
      <text:h text:style-name="P88" text:outline-level="2"><text:bookmark-start text:name="_Toc529697127"/><text:bookmark-start text:name="_Toc24415972"/><text:bookmark-start text:name="_Toc529698670"/><text:span text:style-name="T36">3.2. </text:span><text:span text:style-name="T44">Эксплуатационное назначение</text:span><text:bookmark-end text:name="_Toc529697127"/><text:bookmark-end text:name="_Toc24415972"/><text:bookmark-end text:name="_Toc529698670"/></text:h>
      <text:p text:style-name="P76"><text:span text:style-name="T8">Программа может быть использована как в научных целях (исследования в области теории графов), так и в образовательных.</text:span></text:p>
      <text:p text:style-name="P76"><text:span text:style-name="T8">Конечные потребители – обучающиеся/преподаватели технических учебных заведений, а также пользователи, изучающие теорию графов.</text:span></text:p>
      <text:p text:style-name="P12"/>
      <text:p text:style-name="P12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><text:span text:style-name="T1"><text:tab/></text:span></text:p>
      <text:p text:style-name="P18"/>
      <text:h text:style-name="P81" text:outline-level="1"><text:bookmark-start text:name="_Toc529697128"/><text:bookmark-start text:name="_Toc24415973"/><text:bookmark-start text:name="_Toc529698671"/><text:soft-page-break/><text:span text:style-name="T41">4.Требования к программе</text:span><text:bookmark-end text:name="_Toc529697128"/><text:bookmark-end text:name="_Toc24415973"/><text:bookmark-end text:name="_Toc529698671"/></text:h>
      <text:p text:style-name="P18"/>
      <text:h text:style-name="P88" text:outline-level="2"><text:bookmark-start text:name="_Toc529697129"/><text:bookmark-start text:name="_Toc24415974"/><text:bookmark-start text:name="_Toc529698672"/><text:span text:style-name="T37">4.1. </text:span><text:span text:style-name="T42">Требования к функциональным характеристикам</text:span><text:bookmark-end text:name="_Toc529697129"/><text:bookmark-end text:name="_Toc24415974"/><text:bookmark-end text:name="_Toc529698672"/></text:h>
      <text:h text:style-name="P87" text:outline-level="3"><text:bookmark-start text:name="_Toc529697130"/><text:bookmark-start text:name="_Toc24415975"/><text:bookmark-start text:name="_Toc529698673"/><text:span text:style-name="T42">4.1.1. Требования к составу выполняемых функций</text:span><text:bookmark-end text:name="_Toc529697130"/><text:bookmark-end text:name="_Toc24415975"/><text:bookmark-end text:name="_Toc529698673"/></text:h>
      <text:list xml:id="list2819025577" text:style-name="WWNum10">
        <text:list-item>
          <text:p text:style-name="P112"><text:bookmark-start text:name="_Hlk8555974"/><text:span text:style-name="T52">Должна быть возможность редактировать граф путем добавления/удаления узлов/рёбер.</text:span></text:p>
        </text:list-item>
        <text:list-item>
          <text:p text:style-name="P112"><text:span text:style-name="T52">Пользователь должен иметь возможность перемещать узлы графа в пределах области отрисовки.</text:span></text:p>
        </text:list-item>
        <text:list-item>
          <text:p text:style-name="P112"><text:span text:style-name="T52">Должны быть реализованы редактируемые </text:span><text:span text:style-name="T67">LaTeX</text:span><text:span text:style-name="T52">-подписи для рёбер.</text:span></text:p>
        </text:list-item>
        <text:list-item>
          <text:p text:style-name="P113"><text:span text:style-name="T52">Должна быть возможность превратить LaTeX-выражения в подписях в вычисленные значения (например, «2+3» и «5») и обратно.</text:span></text:p>
        </text:list-item>
        <text:list-item>
          <text:p text:style-name="P112"><text:span text:style-name="T52">Должна присутствовать система </text:span><text:span text:style-name="T67">Undo</text:span><text:span text:style-name="T52">/</text:span><text:span text:style-name="T67">Redo </text:span><text:span text:style-name="T68">для операций добавления/удаления.</text:span></text:p>
        </text:list-item>
        <text:list-item>
          <text:p text:style-name="P112"><text:span text:style-name="T52">У пользователя должна быть возможность сохранить граф в </text:span><text:span text:style-name="T53">формате .graph.</text:span></text:p>
        </text:list-item>
        <text:list-item>
          <text:p text:style-name="P112"><text:span text:style-name="T52">Возможность загрузить ранее сохраненную с помощью программы модель графа.</text:span></text:p>
        </text:list-item>
        <text:list-item>
          <text:p text:style-name="P111"><text:span text:style-name="T13">Возможность запустить алгоритм визуализации распределения амплитуд как для постро</text:span><text:span text:style-name="T13">енного пользователем конечного графа (при выполнении некоторых условий), </text:span><text:span text:style-name="T24">так и для бесконечных графов нескольких типов.</text:span></text:p>
        </text:list-item>
        <text:list-item>
          <text:p text:style-name="P114"><text:span text:style-name="T29">Должны быть реализованы следующие способы представления амплитуд:</text:span></text:p>
        </text:list-item>
      </text:list>
      <text:p text:style-name="P78"><text:span text:style-name="T29">А) Цветовой круг (точка меняет цвет с изменением значения амплитуды)</text:span></text:p>
      <text:p text:style-name="P78"><text:span text:style-name="T29">Б) Числовое значение над точкой</text:span></text:p>
      <text:p text:style-name="P78"><text:span text:style-name="T29">В) Стрелка над точкой, изменяющая свою длину в соответствии с изменением амплитуды</text:span></text:p>
      <text:list xml:id="list134157200377540" text:continue-numbering="true" text:style-name="WWNum10">
        <text:list-item>
          <text:p text:style-name="P112"><text:span text:style-name="T52">Должна быть возможность сохранить работу алгоритма визуализации в формате .</text:span><text:span text:style-name="T67">gif</text:span></text:p>
        </text:list-item>
        <text:list-item>
          <text:p text:style-name="P113"><text:span text:style-name="T67"><text:s/>Должна присутствовать возможность самостоятельно выбрать длительность .gif анимации.</text:span></text:p>
        </text:list-item>
        <text:list-item>
          <text:p text:style-name="P113"><text:span text:style-name="T67"><text:s/>Должны присутствовать всплывающие подсказки о длительности периода в визуализации, если он присутствует.</text:span></text:p>
        </text:list-item>
        <text:list-item>
          <text:p text:style-name="P114"><text:span text:style-name="T29">Должны быть реализованы всплывающие подсказки в случае некорректных действий пол</text:span><text:span text:style-name="T29">ьзователя.</text:span></text:p>
        </text:list-item>
      </text:list>
      <text:h text:style-name="P87" text:outline-level="3"><text:bookmark-end text:name="_Hlk8555974"/><text:bookmark-start text:name="_Toc24415976"/><text:bookmark-start text:name="_Toc529698674"/><text:bookmark-start text:name="_Toc529697131"/><text:span text:style-name="T42">4.1.2. Требования к организации входных данных</text:span><text:bookmark-end text:name="_Toc24415976"/><text:bookmark-end text:name="_Toc529698674"/><text:bookmark-end text:name="_Toc529697131"/></text:h>
      <text:p text:style-name="P74"><text:span text:style-name="T12">Пользователь создает модель графа с помощью мыши/тачпада. Также может быть загружена уже ранее созданная в программе модель.</text:span></text:p>
      <text:h text:style-name="P87" text:outline-level="3"><text:bookmark-start text:name="_Toc529697132"/><text:bookmark-start text:name="_Toc24415977"/><text:bookmark-start text:name="_Toc529698675"/><text:soft-page-break/><text:span text:style-name="T42">4.1.3. Требования к организации выходных данных</text:span><text:bookmark-end text:name="_Toc529697132"/><text:bookmark-end text:name="_Toc24415977"/><text:bookmark-end text:name="_Toc529698675"/></text:h>
      <text:p text:style-name="P74"><text:span text:style-name="T13">Пользователь может сохранить созданную модель графа в одном из предложенных расширений. Работа алгоритма визуализации распределения амплитуд также может быть сохранена (в формате .</text:span><text:span text:style-name="T17">gif</text:span><text:span text:style-name="T13">).</text:span></text:p>
      <text:h text:style-name="P88" text:outline-level="2"><text:bookmark-start text:name="_Toc529697133"/><text:bookmark-start text:name="_Toc24415978"/><text:bookmark-start text:name="_Toc529698676"/><text:span text:style-name="T37">4.2. Требования к интерфейсу</text:span><text:bookmark-end text:name="_Toc529697133"/><text:bookmark-end text:name="_Toc24415978"/><text:bookmark-end text:name="_Toc529698676"/></text:h>
      <text:p text:style-name="P72"><text:bookmark-start text:name="_Hlk8556050"/><text:span text:style-name="T12">Пользовательский интерфейс должен быть понятным и логичным, обеспечивать высокую скорость работы пользователя, соответствовать его задачам, а также способствовать быстрому обучению работе с программой.</text:span></text:p>
      <text:p text:style-name="P72"><text:span text:style-name="T12">Интерфейс должен быть реализован полностью на английском языке.</text:span></text:p>
      <text:p text:style-name="P72"><text:span text:style-name="T12">Рабочее окно программы должно иметь как минимум две области: область отрисовки(справа) и панель инструментов (слева). Панель инструментов должна соответствовать всем требованиям к составу выполняемых функций.</text:span></text:p>
      <text:p text:style-name="P72"><text:span text:style-name="T12">Должна быть реализована справка по работе с программой.</text:span></text:p>
      <text:h text:style-name="P88" text:outline-level="2"><text:bookmark-end text:name="_Hlk8556050"/><text:bookmark-start text:name="_Toc24415979"/><text:bookmark-start text:name="_Toc529698677"/><text:bookmark-start text:name="_Toc529697134"/><text:span text:style-name="T37">4.3. </text:span><text:span text:style-name="T42">Требования к надежности</text:span><text:bookmark-end text:name="_Toc24415979"/><text:bookmark-end text:name="_Toc529698677"/><text:bookmark-end text:name="_Toc529697134"/></text:h>
      <text:h text:style-name="P87" text:outline-level="3"><text:bookmark-start text:name="_Toc529697135"/><text:bookmark-start text:name="_Toc24415980"/><text:bookmark-start text:name="_Toc529698678"/><text:span text:style-name="T42">4.3.1. Требования к обеспечению устойчивого функционирования программы</text:span><text:bookmark-end text:name="_Toc529697135"/><text:bookmark-end text:name="_Toc24415980"/><text:bookmark-end text:name="_Toc529698678"/></text:h>
      <text:list xml:id="list4210042248" text:style-name="WWNum13">
        <text:list-item>
          <text:p text:style-name="P115"><text:span text:style-name="T13">Бесперебойное питание технического устройства</text:span></text:p>
        </text:list-item>
        <text:list-item>
          <text:p text:style-name="P115"><text:span text:style-name="T13">Использование лицензионного ПО</text:span></text:p>
        </text:list-item>
        <text:list-item>
          <text:p text:style-name="P116"><text:span text:style-name="T13">Обеспечение защиты ПК от воздействия вредоносного ПО</text:span></text:p>
        </text:list-item>
      </text:list>
      <text:h text:style-name="P87" text:outline-level="3"><text:bookmark-start text:name="_Toc529697136"/><text:bookmark-start text:name="_Toc24415981"/><text:bookmark-start text:name="_Toc529698679"/><text:span text:style-name="T42">4.3.2. Отказы из-за некорректных действий оператора</text:span><text:bookmark-end text:name="_Toc529697136"/><text:bookmark-end text:name="_Toc24415981"/><text:bookmark-end text:name="_Toc529698679"/></text:h>
      <text:p text:style-name="P77"><text:span text:style-name="T13">Программа не должна завершаться аварийно, должна присутствовать организация вывода осознанных уведомлений при возможных ошибках. </text:span></text:p>
      <text:p text:style-name="P74"><text:span text:style-name="T13">Должна присутствовать обработка неверных действий пользователя: например, вывод соответствующего сообщения при попытке ввода некорректного </text:span><text:span text:style-name="T17">LaTeX</text:span><text:span text:style-name="T13"> кода в поле.</text:span></text:p>
      <text:h text:style-name="P88" text:outline-level="2"><text:bookmark-start text:name="_Toc529697137"/><text:bookmark-start text:name="_Toc24415982"/><text:bookmark-start text:name="_Toc529698680"/><text:span text:style-name="T37">4.4. </text:span><text:span text:style-name="T42">Условия эксплуатации</text:span><text:bookmark-end text:name="_Toc529697137"/><text:bookmark-end text:name="_Toc24415982"/><text:bookmark-end text:name="_Toc529698680"/></text:h>
      <text:h text:style-name="P87" text:outline-level="3"><text:bookmark-start text:name="_Toc24415983"/><text:span text:style-name="T50">4.4.1. Климатические условия</text:span><text:bookmark-end text:name="_Toc24415983"/></text:h>
      <text:p text:style-name="P73"><text:span text:style-name="T13">Требований к климатическим условиям эксплуатации не предъявляется.</text:span></text:p>
      <text:h text:style-name="P87" text:outline-level="3"><text:bookmark-start text:name="_Toc24415984"/><text:span text:style-name="T50">4.4.2. Требования к видам обслуживания</text:span><text:bookmark-end text:name="_Toc24415984"/></text:h>
      <text:p text:style-name="P73"><text:span text:style-name="T13">Обслуживание не требуется</text:span><text:span text:style-name="T51">.</text:span></text:p>
      <text:h text:style-name="P87" text:outline-level="3"><text:bookmark-start text:name="_Toc24415985"/><text:span text:style-name="T50">4.4.3. Требования к численности и квалификации персонала</text:span><text:bookmark-end text:name="_Toc24415985"/></text:h>
      <text:p text:style-name="P73"><text:span text:style-name="T13">Пользователь должен обладать базовыми навыками работы с ПК. <text:s/></text:span></text:p>
      <text:h text:style-name="P88" text:outline-level="2"><text:bookmark-start text:name="_Toc529697138"/><text:bookmark-start text:name="_Toc24415986"/><text:bookmark-start text:name="_Toc529698681"/><text:soft-page-break/><text:span text:style-name="T37">4.5. </text:span><text:span text:style-name="T42">Требования к составу и параметрам технических средств</text:span><text:bookmark-end text:name="_Toc529697138"/><text:bookmark-end text:name="_Toc24415986"/><text:bookmark-end text:name="_Toc529698681"/></text:h>
      <text:list xml:id="list1344046593" text:style-name="WWNum14">
        <text:list-item>
          <text:p text:style-name="P108"><text:span text:style-name="T13">Клавиатура и мышь</text:span><text:span text:style-name="T17">/</text:span><text:span text:style-name="T13">тачпад</text:span></text:p>
        </text:list-item>
        <text:list-item>
          <text:p text:style-name="P108"><text:span text:style-name="T17">USB</text:span><text:span text:style-name="T13">-разъем</text:span></text:p>
        </text:list-item>
        <text:list-item>
          <text:p text:style-name="P108"><text:span text:style-name="T13">Свободное место: не менее 1 ГБ на жестком диске</text:span></text:p>
        </text:list-item>
        <text:list-item>
          <text:p text:style-name="P108"><text:span text:style-name="T13">Оперативная память: 1 ГБ или больше</text:span></text:p>
        </text:list-item>
      </text:list>
      <text:h text:style-name="P88" text:outline-level="2"><text:bookmark-start text:name="_Toc529697139"/><text:bookmark-start text:name="_Toc24415987"/><text:bookmark-start text:name="_Toc529698682"/><text:span text:style-name="T37">4.6. </text:span><text:span text:style-name="T42">Требования к информационной и</text:span><text:bookmark text:name="_GoBack"/><text:span text:style-name="T42"> программной совместимости</text:span><text:bookmark-end text:name="_Toc529697139"/><text:bookmark-end text:name="_Toc24415987"/><text:bookmark-end text:name="_Toc529698682"/></text:h>
      <text:list xml:id="list2243022379" text:style-name="WWNum16">
        <text:list-item>
          <text:p text:style-name="P109"><text:span text:style-name="T13">Графический интерфейс должен быть реализован при помощи платформы </text:span><text:span text:style-name="T17">JavaFX</text:span></text:p>
        </text:list-item>
        <text:list-item>
          <text:p text:style-name="P117"><text:span text:style-name="T13">Язык разработки – </text:span><text:span text:style-name="T17">Java</text:span><text:span text:style-name="T13"> (</text:span><text:span text:style-name="T17">JDK</text:span><text:span text:style-name="T13"> </text:span><text:span text:style-name="T15">8</text:span><text:span text:style-name="T13">)</text:span></text:p>
        </text:list-item>
      </text:list>
      <text:h text:style-name="P88" text:outline-level="2"><text:bookmark-start text:name="_Toc529697140"/><text:bookmark-start text:name="_Toc24415988"/><text:bookmark-start text:name="_Toc529698683"/><text:span text:style-name="T37">4.7. </text:span><text:span text:style-name="T42">Требования к маркировке и упаковке</text:span><text:bookmark-end text:name="_Toc529697140"/><text:bookmark-end text:name="_Toc24415988"/><text:bookmark-end text:name="_Toc529698683"/></text:h>
      <text:p text:style-name="P73"><text:span text:style-name="T13">Программа поставляется на внешнем </text:span><text:span text:style-name="T47">USB</text:span><text:span text:style-name="T46">-накопителе. Помимо самой программы на носителе должна присутствовать необходимая документация и презентация программы.</text:span></text:p>
      <text:h text:style-name="P88" text:outline-level="2"><text:bookmark-start text:name="_Toc529697141"/><text:bookmark-start text:name="_Toc24415989"/><text:bookmark-start text:name="_Toc529698684"/><text:span text:style-name="T37">4.8. </text:span><text:span text:style-name="T42">Требования к транспортировке и хранению</text:span><text:bookmark-end text:name="_Toc529697141"/><text:bookmark-end text:name="_Toc24415989"/><text:bookmark-end text:name="_Toc529698684"/></text:h>
      <text:p text:style-name="P76"><text:span text:style-name="T12">Стандартные требования к транспортировке и хранению внешних </text:span><text:span text:style-name="T16">USB</text:span><text:span text:style-name="T12">-накопителей.</text:span></text:p>
      <text:p text:style-name="P18"/>
      <text:p text:style-name="P11"/>
      <text:p text:style-name="P1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83" text:outline-level="1"><text:bookmark-start text:name="_Toc529697142"/><text:bookmark-start text:name="_Toc24415990"/><text:bookmark-start text:name="_Toc529698685"/><text:span text:style-name="T41">5. Требования к программной документации</text:span><text:bookmark-end text:name="_Toc529697142"/><text:bookmark-end text:name="_Toc24415990"/><text:bookmark-end text:name="_Toc529698685"/></text:h>
      <text:h text:style-name="P88" text:outline-level="2"><text:bookmark-start text:name="_Toc529697143"/><text:bookmark-start text:name="_Toc24415991"/><text:bookmark-start text:name="_Toc529698686"/><text:span text:style-name="T42">5.1. Предварительный состав программной документации</text:span><text:bookmark-end text:name="_Toc529697143"/><text:bookmark-end text:name="_Toc24415991"/><text:bookmark-end text:name="_Toc529698686"/></text:h>
      <text:list xml:id="list1922786023" text:style-name="WWNum19">
        <text:list-item>
          <text:p text:style-name="P118"><text:span text:style-name="T8">«</text:span><text:span text:style-name="T13">Программа для визуализации распределения амплитуд на графе</text:span><text:span text:style-name="T10">». </text:span><text:span text:style-name="T8">Техническое задание (ГОСТ 19.201-78)</text:span></text:p>
        </text:list-item>
      </text:list>
      <text:list xml:id="list2111716832" text:style-name="WWNum17">
        <text:list-item>
          <text:p text:style-name="P119"><text:soft-page-break/><text:span text:style-name="T8">«</text:span><text:span text:style-name="T13">Программа для визуализации распределения амплитуд на графе</text:span><text:span text:style-name="T10">». </text:span><text:span text:style-name="T8">Программа и методика испытаний (ГОСТ 19.301-78)</text:span></text:p>
        </text:list-item>
        <text:list-item>
          <text:p text:style-name="P119"><text:span text:style-name="T8">«</text:span><text:span text:style-name="T13">Программа для визуализации распределения амплитуд на графе</text:span><text:span text:style-name="T10">». </text:span><text:span text:style-name="T8">Пояснительная записка (ГОСТ 19.404-79)</text:span></text:p>
        </text:list-item>
        <text:list-item>
          <text:p text:style-name="P95">«<text:span text:style-name="T51">Программа для визуализации распределения амплитуд на графе</text:span><text:span text:style-name="T54">». </text:span>Текст программы (ГОСТ 19.401-78)</text:p>
        </text:list-item>
        <text:list-item>
          <text:p text:style-name="P119"><text:span text:style-name="T8">«</text:span><text:span text:style-name="T13">Программа для визуализации распределения амплитуд на графе</text:span><text:span text:style-name="T10">». </text:span><text:span text:style-name="T8">Руководство оператора (ГОСТ 19.505-79)</text:span><text:bookmark text:name="_Hlk482877555"/></text:p>
        </text:list-item>
      </text:list>
      <text:p text:style-name="P18"/>
      <text:h text:style-name="P88" text:outline-level="2"><text:bookmark-start text:name="_Toc529697144"/><text:bookmark-start text:name="_Toc24415992"/><text:bookmark-start text:name="_Toc529698687"/><text:span text:style-name="T42">5.2. Специальные требования к программной документации</text:span><text:bookmark-end text:name="_Toc529697144"/><text:bookmark-end text:name="_Toc24415992"/><text:bookmark-end text:name="_Toc529698687"/></text:h>
      <text:list xml:id="list42158099" text:style-name="WWNum18">
        <text:list-item>
          <text:p text:style-name="P121"><text:span text:style-name="T8">Пояснительная записка должна быть загружена через </text:span><text:span text:style-name="T19">LMS</text:span><text:span text:style-name="T8"> в систему «Антиплагиат». Лист, подтверждающий загрузку пояснительной записки, сдается в учебный офис вместе со всеми материалами не позже, чем за день до защиты курсовой работы.</text:span></text:p>
        </text:list-item>
        <text:list-item>
          <text:p text:style-name="P121"><text:span text:style-name="T8">Вся документация должна быть оформлена в соответствии с ГОСТ 19.106-78 и ГОСТ к данному виду документа (см. п. 5.1.)</text:span></text:p>
        </text:list-item>
        <text:list-item>
          <text:p text:style-name="P121"><text:span text:style-name="T7">Документация и программа </text:span><text:span text:style-name="T11">c</text:span><text:span text:style-name="T7">дается в электронном виде в формате .pdf или .docx. в архиве формата .zip или .rar.</text:span></text:p>
        </text:list-item>
        <text:list-item>
          <text:p text:style-name="P121"><text:span text:style-name="T7">За один день до защиты комиссии все материалы курсового проекта: </text:span></text:p>
        </text:list-item>
      </text:list>
      <text:p text:style-name="P122"><text:span text:style-name="T7">– техническая документация,</text:span></text:p>
      <text:p text:style-name="P122"><text:span text:style-name="T7">– программный проект,</text:span></text:p>
      <text:p text:style-name="P122"><text:span text:style-name="T7">– исполняемый файл, </text:span></text:p>
      <text:p text:style-name="P122"><text:span text:style-name="T7">– отзыв руководителя</text:span></text:p>
      <text:p text:style-name="P120"><text:span text:style-name="T7"><text:s/>должны быть загружены одним или несколькими архивами в проект дисциплины «Курсовой проект 2019-2020» в личном кабинете в информационной образовательной среде LMS (Learning Management System) НИУ ВШЭ.</text:span></text:p>
      <text:p text:style-name="P13"/>
      <text:p text:style-name="P12"/>
      <text:p text:style-name="P12"/>
      <text:p text:style-name="P12"/>
      <text:p text:style-name="P19"/>
      <text:h text:style-name="P83" text:outline-level="1"><text:bookmark-start text:name="_Toc529697145"/><text:bookmark-start text:name="_Toc24415993"/><text:bookmark-start text:name="_Toc529698688"/><text:span text:style-name="T41">6. Технико-экономические показатели</text:span><text:bookmark-end text:name="_Toc529697145"/><text:bookmark-end text:name="_Toc24415993"/><text:bookmark-end text:name="_Toc529698688"/></text:h>
      <text:h text:style-name="P88" text:outline-level="2"><text:bookmark-start text:name="_Toc529697146"/><text:bookmark-start text:name="_Toc24415994"/><text:bookmark-start text:name="_Toc529698689"/><text:span text:style-name="T42">6.1. Предполагаемая потребность</text:span><text:bookmark-end text:name="_Toc529697146"/><text:bookmark-end text:name="_Toc24415994"/><text:bookmark-end text:name="_Toc529698689"/></text:h>
      <text:p text:style-name="P74"><text:span text:style-name="T12">Данная программа будет полезна людям, изучающим раздел теории графов.</text:span></text:p>
      <text:h text:style-name="P84" text:outline-level="1"><text:bookmark-start text:name="_Toc529697147"/><text:bookmark-start text:name="_Toc24415995"/><text:bookmark-start text:name="_Toc529698690"/><text:span text:style-name="T45">6.2.</text:span><text:span text:style-name="T37"> </text:span><text:span text:style-name="T45">Ориентировочная экономическая эффективность</text:span><text:bookmark-end text:name="_Toc529697147"/><text:bookmark-end text:name="_Toc24415995"/><text:bookmark-end text:name="_Toc529698690"/></text:h>
      <text:p text:style-name="P73"><text:span text:style-name="T13">В рамках данной работы расчет экономической эффективности не предусмотрен.</text:span></text:p>
      <text:h text:style-name="P88" text:outline-level="2"><text:bookmark-start text:name="_Toc529697148"/><text:bookmark-start text:name="_Toc24415996"/><text:bookmark-start text:name="_Toc529698691"/><text:soft-page-break/><text:span text:style-name="T42">6.3. Экономические преимущества разработки по сравнению с отечественными и зарубежными аналогами</text:span><text:bookmark-end text:name="_Toc529697148"/><text:bookmark-end text:name="_Toc24415996"/><text:bookmark-end text:name="_Toc529698691"/></text:h>
      <text:p text:style-name="P76"><text:span text:style-name="T8">Поиск в сети Интернет не выявил качественных аналогов данной программы на момент ее создания.</text:span></text:p>
      <text:p text:style-name="P76"><text:span text:style-name="T8">Преимущества программы:</text:span></text:p>
      <text:p text:style-name="P76"><text:span text:style-name="T8">-Бесплатное распространение</text:span></text:p>
      <text:p text:style-name="P76"><text:span text:style-name="T8">-Отсутствие рекламы</text:span></text:p>
      <text:p text:style-name="P76"><text:span text:style-name="T8">-Не требует финансовых вложений во время использования</text:span></text:p>
      <text:p text:style-name="P76"><text:span text:style-name="T8">-Имеет неограниченный срок службы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Standard"/>
      <text:h text:style-name="P83" text:outline-level="1"><text:bookmark-start text:name="_Toc529697149"/><text:bookmark-start text:name="_Toc24415997"/><text:bookmark-start text:name="_Toc529698692"/><text:span text:style-name="T41">7. Стадии и этапы разработки</text:span><text:bookmark-end text:name="_Toc529697149"/><text:bookmark-end text:name="_Toc24415997"/><text:bookmark-end text:name="_Toc529698692"/></text:h>
      <text:p text:style-name="Standard"><text:span text:style-name="T22">1. Техническое задание</text:span></text:p>
      <text:p text:style-name="P44"><text:span text:style-name="T7">Обоснование необходимости разработки программы</text:span></text:p>
      <text:list xml:id="list2800894658" text:style-name="WWNum22">
        <text:list-item>
          <text:p text:style-name="P98"><text:span text:style-name="T55">Постановка задачи </text:span></text:p>
        </text:list-item>
        <text:list-item>
          <text:p text:style-name="P98"><text:span text:style-name="T55">Сбор исходных материалов </text:span></text:p>
        </text:list-item>
        <text:list-item>
          <text:p text:style-name="P98"><text:span text:style-name="T55">Выбор и обоснование критериев эффективности и качества разрабатываемой программы </text:span></text:p>
        </text:list-item>
      </text:list>
      <text:p text:style-name="P104"/>
      <text:p text:style-name="P97"><text:soft-page-break/><text:span text:style-name="T56">Разработка и утверждение технического задания </text:span></text:p>
      <text:list xml:id="list1078956696" text:style-name="WWNum20">
        <text:list-item>
          <text:p text:style-name="P99"><text:span text:style-name="T56">Определение требований к программе </text:span></text:p>
        </text:list-item>
        <text:list-item>
          <text:p text:style-name="P99"><text:span text:style-name="T56">Определение стадий, этапов и сроков разработки программы и документации на нее </text:span></text:p>
        </text:list-item>
        <text:list-item>
          <text:p text:style-name="P99"><text:span text:style-name="T56">Согласование и утверждение технического задания </text:span></text:p>
        </text:list-item>
      </text:list>
      <text:p text:style-name="P105"/>
      <text:list xml:id="list134156993137651" text:continue-list="list134158886441253" text:style-name="WWNum3">
        <text:list-item>
          <text:p text:style-name="P96"><text:span text:style-name="T57">Рабочий проект</text:span></text:p>
        </text:list-item>
      </text:list>
      <text:p text:style-name="P106"/>
      <text:p text:style-name="P97">-Разработка программы</text:p>
      <text:list xml:id="list1632288548" text:style-name="WWNum23">
        <text:list-item>
          <text:p text:style-name="P100">Разработка программы</text:p>
        </text:list-item>
        <text:list-item>
          <text:p text:style-name="P100">Отладка программы</text:p>
        </text:list-item>
      </text:list>
      <text:p text:style-name="P97"/>
      <text:p text:style-name="P97">- Разработка программной документации</text:p>
      <text:list xml:id="list2712334826" text:style-name="WWNum24">
        <text:list-item>
          <text:p text:style-name="P101">Разработка программных документов в соответствии с требованиями ЕСПД</text:p>
        </text:list-item>
      </text:list>
      <text:p text:style-name="P97"/>
      <text:p text:style-name="P97">- Испытания программы </text:p>
      <text:list xml:id="list3389147781" text:style-name="WWNum26">
        <text:list-item>
          <text:p text:style-name="P102">Разработка, согласование и утверждение порядка и методики испытаний</text:p>
        </text:list-item>
        <text:list-item>
          <text:p text:style-name="P102">Корректировка программы и программной документации по результатам испытаний</text:p>
        </text:list-item>
      </text:list>
      <text:p text:style-name="Default"/>
      <text:p text:style-name="P107"><text:span text:style-name="T57">3. Внедрение</text:span></text:p>
      <text:p text:style-name="P97"><text:span text:style-name="T58">- </text:span>Подготовка программы и программной документации для презентации и защиты</text:p>
      <text:p text:style-name="P97">- Презентация разработанного программного продукта</text:p>
      <text:p text:style-name="P103"/>
      <text:p text:style-name="P12"/>
      <text:p text:style-name="P12"/>
      <text:p text:style-name="P12"/>
      <text:p text:style-name="P16"/>
      <text:h text:style-name="P83" text:outline-level="1"><text:bookmark-start text:name="_Toc529697150"/><text:bookmark-start text:name="_Toc24415998"/><text:bookmark-start text:name="_Toc529698693"/><text:span text:style-name="T41">8. Порядок контроля и приемки</text:span><text:bookmark-end text:name="_Toc529697150"/><text:bookmark-end text:name="_Toc24415998"/><text:bookmark-end text:name="_Toc529698693"/></text:h>
      <text:p text:style-name="P76"><text:span text:style-name="T13">Производится функциональное тестирование программы, а также визуальная проверка интерфейса в соответствии с п. 4.2. данного технического задания.</text:span></text:p>
      <text:p text:style-name="P76"><text:span text:style-name="T13">Контроль и приемка программы осуществляются в соответствии с документом «Программа для визуализации распределения амплитуд на графе». Программа и методика испытаний (ГОСТ 19.301-79) [9]</text:span></text:p>
      <text:p text:style-name="P19"/>
      <text:p text:style-name="P16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text:span text:style-name="T31">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85" text:outline-level="1"><text:bookmark-start text:name="_Toc529697151"/><text:bookmark-start text:name="_Toc24415999"/><text:bookmark-start text:name="_Toc529698694"/><text:span text:style-name="T40">Приложение 1</text:span><text:bookmark-end text:name="_Toc529697151"/><text:bookmark-end text:name="_Toc24415999"/><text:bookmark-end text:name="_Toc529698694"/></text:h>
      <text:p text:style-name="P49"><text:span text:style-name="T3">СПИСОК ИСПОЛЬЗУЕМОЙ ЛИТЕРАТУРЫ</text:span></text:p>
      <text:list xml:id="list796163998" text:style-name="WWNum7">
        <text:list-item>
          <text:p text:style-name="P123"><text:span text:style-name="T8">ГОСТ 19.101-77 Виды программ и программных документов. Единая система программной документации. – М.: ИПК Издательство стандартов, 2001. </text:span></text:p>
        </text:list-item>
        <text:list-item>
          <text:p text:style-name="P123"><text:span text:style-name="T8">ГОСТ 19.102-77 Стадии разработки. Единая система программной документации. – М.: ИПК Издательство стандартов, 2001.</text:span></text:p>
        </text:list-item>
        <text:list-item>
          <text:p text:style-name="P123"><text:soft-page-break/><text:span text:style-name="T8">ГОСТ 19.103-77 Обозначения программ и программных документов. Единая система программной документации. – М.: ИПК Издательство стандартов, 2001.</text:span></text:p>
        </text:list-item>
        <text:list-item>
          <text:p text:style-name="P123"><text:span text:style-name="T8">ГОСТ 19.104-78 Основные надписи. Единая система программной документации. – М.: ИПК Издательство стандартов, 2001.</text:span></text:p>
        </text:list-item>
        <text:list-item>
          <text:p text:style-name="P123"><text:span text:style-name="T8">ГОСТ 19.105-78 Общие требования к программным документам. Единая система программной документации. – М.: ИПК Издательство стандартов, 2001.</text:span></text:p>
        </text:list-item>
        <text:list-item>
          <text:p text:style-name="P123"><text:span text:style-name="T8">ГОСТ 19.106-78 Требования к программным документам, выполненным печатным способом. Единая система программной документации. – М.: ИПК Издательство стандартов, 2001.</text:span></text:p>
        </text:list-item>
        <text:list-item>
          <text:p text:style-name="P123"><text:span text:style-name="T8">ГОСТ 19.201-78 Техническое задание. Требования к содержанию и оформлению. Единая система программной документации. – М.: ИПК Издательство стандартов, 2001.</text:span></text:p>
        </text:list-item>
        <text:list-item>
          <text:p text:style-name="P123"><text:span text:style-name="T8">ГОСТ 19.604-78 Правила внесения изменений в программные документы, выполненные печатным способом. Единая система программной документации. – М.: ИПК Издательство стандартов, 2001.</text:span></text:p>
        </text:list-item>
        <text:list-item>
          <text:p text:style-name="P124"><text:span text:style-name="T8">ГОСТ 19.301-79 Программа и методика испытаний. Требования к содержанию и оформлению. Единая система программной документации. – М.: ИПК Издательство стандартов, 2001.</text:span></text:p>
        </text:list-item>
      </text:list>
      <text:p text:style-name="P15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86" text:outline-level="1"><text:bookmark-start text:name="_Toc529697152"/><text:bookmark-start text:name="_Toc24416000"/><text:bookmark-start text:name="_Toc529698695"/><text:span text:style-name="T40">ЛИСТ РЕГИСТРАЦИИ ИЗМЕНЕНИЙ</text:span><text:bookmark-end text:name="_Toc529697152"/><text:bookmark-end text:name="_Toc24416000"/><text:bookmark-end text:name="_Toc529698695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E"/>
        <table:table-column table:style-name="Table6.H"/>
        <table:table-column table:style-name="Table6.B"/>
        <table:table-column table:style-name="Table6.J"/>
        <table:table-row table:style-name="Table6.1">
          <table:table-cell table:style-name="Table6.A1" table:number-columns-spanned="10" office:value-type="string">
            <text:p text:style-name="P28"><text:span text:style-name="T32">Лист регистрации изменений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1" table:number-columns-spanned="5" office:value-type="string">
            <text:p text:style-name="P28"><text:span text:style-name="T33"><text:s/></text:span><text:span text:style-name="T32">Номера листов (страниц)</text:span>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28"><text:span text:style-name="T32">Всего листов (страниц в докум.)</text:span></text:p>
          </table:table-cell>
          <table:table-cell table:style-name="Table6.A1" office:value-type="string">
            <text:p text:style-name="P28"><text:span text:style-name="T32">№ документа</text:span></text:p>
          </table:table-cell>
          <table:table-cell table:style-name="Table6.A1" office:value-type="string">
            <text:p text:style-name="P28"><text:span text:style-name="T32">Входящий № сопроводительного докум. и дата</text:span></text:p>
          </table:table-cell>
          <table:table-cell table:style-name="Table6.A1" office:value-type="string">
            <text:p text:style-name="P28"><text:span text:style-name="T32">Подп.</text:span></text:p>
          </table:table-cell>
          <table:table-cell table:style-name="Table6.A1" office:value-type="string">
            <text:p text:style-name="P28"><text:span text:style-name="T32">Дата</text:span></text:p>
          </table:table-cell>
        </table:table-row>
        <text:soft-page-break/>
        <table:table-row table:style-name="Table6.3">
          <table:table-cell table:style-name="Table6.A3" office:value-type="string">
            <text:p text:style-name="P56"><text:span text:style-name="T32">Изм.</text:span></text:p>
          </table:table-cell>
          <table:table-cell table:style-name="Table6.A3" office:value-type="string">
            <text:p text:style-name="P56"><text:span text:style-name="T32">Измененных</text:span></text:p>
          </table:table-cell>
          <table:table-cell table:style-name="Table6.A3" office:value-type="string">
            <text:p text:style-name="P56"><text:span text:style-name="T32">Замененных</text:span></text:p>
          </table:table-cell>
          <table:table-cell table:style-name="Table6.A3" office:value-type="string">
            <text:p text:style-name="P56"><text:span text:style-name="T32">Новых</text:span></text:p>
          </table:table-cell>
          <table:table-cell table:style-name="Table6.A3" office:value-type="string">
            <text:p text:style-name="P56"><text:span text:style-name="T32">Аннулированых</text:span></text:p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2"/>
          </table:table-cell>
          <table:table-cell table:style-name="Table6.A1" office:value-type="string">
            <text:p text:style-name="P42"/>
          </table:table-cell>
          <table:table-cell table:style-name="Table6.A1" office:value-type="string">
            <text:p text:style-name="P42"/>
          </table:table-cell>
          <table:table-cell table:style-name="Table6.A1" office:value-type="string">
            <text:p text:style-name="P42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4"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  <style:text-properties style:font-name-asian="F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Заголовок_20_3_20_Знак" style:display-name="Заголовок 3 Знак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1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638in" fo:margin-left="0.263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638in" fo:margin-left="0.513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2.80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30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80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4.30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80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30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5.80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6.30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80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7.0799in" fo:margin-left="0in" fo:margin-top="0in" fo:margin-bottom="0in" table:align="left" style:writing-mode="lr-tb"/>
    </style:style>
    <style:style style:name="Table4.A" style:family="table-column">
      <style:table-column-properties style:column-width="2.3583in"/>
    </style:style>
    <style:style style:name="Table4.B" style:family="table-column">
      <style:table-column-properties style:column-width="0.9854in"/>
    </style:style>
    <style:style style:name="Table4.C" style:family="table-column">
      <style:table-column-properties style:column-width="1.0819in"/>
    </style:style>
    <style:style style:name="Table4.D" style:family="table-column">
      <style:table-column-properties style:column-width="1.1813in"/>
    </style:style>
    <style:style style:name="Table4.E" style:family="table-column">
      <style:table-column-properties style:column-width="1.47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4.3" style:family="table-row">
      <style:table-row-properties style:min-row-height="0.2167in" fo:keep-together="auto"/>
    </style:style>
    <style:style style:name="Table5" style:family="table">
      <style:table-properties style:width="7.0799in" fo:margin-left="0in" fo:margin-top="0in" fo:margin-bottom="0in" table:align="left" style:writing-mode="lr-tb"/>
    </style:style>
    <style:style style:name="Table5.A" style:family="table-column">
      <style:table-column-properties style:column-width="2.3583in"/>
    </style:style>
    <style:style style:name="Table5.B" style:family="table-column">
      <style:table-column-properties style:column-width="0.9854in"/>
    </style:style>
    <style:style style:name="Table5.C" style:family="table-column">
      <style:table-column-properties style:column-width="1.0819in"/>
    </style:style>
    <style:style style:name="Table5.D" style:family="table-column">
      <style:table-column-properties style:column-width="1.1813in"/>
    </style:style>
    <style:style style:name="Table5.E" style:family="table-column">
      <style:table-column-properties style:column-width="1.472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5.3" style:family="table-row">
      <style:table-row-properties style:min-row-height="0.2167in" fo:keep-together="auto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9165in"/>
        </style:tab-stops>
      </style:paragraph-properties>
      <style:text-properties style:font-name="Times New Roman" style:font-name-complex="Times New Roman1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9165in"/>
        </style:tab-stops>
      </style:paragraph-properties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T1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M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MT3" style:family="text">
      <style:text-properties style:font-name="Times New Roman" style:font-name-complex="Times New Roman1"/>
    </style:style>
    <style:style style:name="MT4" style:family="text">
      <style:text-properties style:font-name="Times New Roman" fo:language="en" fo:country="US" style:font-name-complex="Times New Roman1"/>
    </style:style>
    <style:page-layout style:name="Mpm1">
      <style:page-layout-properties fo:page-width="8.2681in" fo:page-height="11.6929in" style:num-format="1" style:print-orientation="portrait" fo:margin-top="0.4925in" fo:margin-bottom="0.5516in" fo:margin-left="0.0783in" fo:margin-right="0.0783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4in" fo:margin-left="0in" fo:margin-right="0in" fo:margin-bottom="0.0591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516in" fo:margin-left="0.0783in" fo:margin-right="0.0783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0.7874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4in" fo:margin-left="0in" fo:margin-right="0in" fo:margin-bottom="0.0591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page-number text:select-page="current">3</text:page-number></text:p>
        <text:p text:style-name="MP2"><text:span text:style-name="MT1">RU</text:span><text:span text:style-name="MT2">.17701729.04.01-01 ТЗ 01-1</text:span></text:p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office:value-type="string">
              <text:p text:style-name="MP3"/>
            </table:table-cell>
            <table:table-cell table:style-name="Table4.A1" office:value-type="string">
              <text:p text:style-name="MP3"/>
            </table:table-cell>
            <table:table-cell table:style-name="Table4.A1" office:value-type="string">
              <text:p text:style-name="MP3"/>
            </table:table-cell>
            <table:table-cell table:style-name="Table4.A1" office:value-type="string">
              <text:p text:style-name="MP3"/>
            </table:table-cell>
            <table:table-cell table:style-name="Table4.A1" office:value-type="string">
              <text:p text:style-name="MP3"/>
            </table:table-cell>
          </table:table-row>
          <table:table-row table:style-name="Table4.1">
            <table:table-cell table:style-name="Table4.A1" office:value-type="string">
              <text:p text:style-name="MP4"><text:span text:style-name="MT3">Изм.</text:span></text:p>
            </table:table-cell>
            <table:table-cell table:style-name="Table4.A1" office:value-type="string">
              <text:p text:style-name="MP4"><text:span text:style-name="MT3">Лист</text:span></text:p>
            </table:table-cell>
            <table:table-cell table:style-name="Table4.A1" office:value-type="string">
              <text:p text:style-name="MP4"><text:span text:style-name="MT3">№ докум.</text:span></text:p>
            </table:table-cell>
            <table:table-cell table:style-name="Table4.A1" office:value-type="string">
              <text:p text:style-name="MP4"><text:span text:style-name="MT3">Подп.</text:span></text:p>
            </table:table-cell>
            <table:table-cell table:style-name="Table4.A1" office:value-type="string">
              <text:p text:style-name="MP4"><text:span text:style-name="MT3">Дата</text:span></text:p>
            </table:table-cell>
          </table:table-row>
          <table:table-row table:style-name="Table4.3">
            <table:table-cell table:style-name="Table4.A1" office:value-type="string">
              <text:p text:style-name="MP5"><text:span text:style-name="MT4">RU</text:span><text:span text:style-name="MT3">.17701729.04.01-01 ТЗ 01-1</text:span></text:p>
            </table:table-cell>
            <table:table-cell table:style-name="Table4.A1" office:value-type="string">
              <text:p text:style-name="MP3"/>
            </table:table-cell>
            <table:table-cell table:style-name="Table4.A1" office:value-type="string">
              <text:p text:style-name="MP3"/>
            </table:table-cell>
            <table:table-cell table:style-name="Table4.A1" office:value-type="string">
              <text:p text:style-name="MP3"/>
            </table:table-cell>
            <table:table-cell table:style-name="Table4.A1" office:value-type="string">
              <text:p text:style-name="MP3"/>
            </table:table-cell>
          </table:table-row>
          <table:table-row table:style-name="Table4.1">
            <table:table-cell table:style-name="Table4.A1" office:value-type="string">
              <text:p text:style-name="MP4"><text:span text:style-name="MT3">Инв. № подл.</text:span></text:p>
            </table:table-cell>
            <table:table-cell table:style-name="Table4.A1" office:value-type="string">
              <text:p text:style-name="MP4"><text:span text:style-name="MT3">Подп. и дата</text:span></text:p>
            </table:table-cell>
            <table:table-cell table:style-name="Table4.A1" office:value-type="string">
              <text:p text:style-name="MP4"><text:span text:style-name="MT3">Взам. Инв. №</text:span></text:p>
            </table:table-cell>
            <table:table-cell table:style-name="Table4.A1" office:value-type="string">
              <text:p text:style-name="MP4"><text:span text:style-name="MT3">Инв. № дубл.</text:span></text:p>
            </table:table-cell>
            <table:table-cell table:style-name="Table4.A1" office:value-type="string">
              <text:p text:style-name="MP4"><text:span text:style-name="MT3">Подп. и дата</text:span></text:p>
            </table:table-cell>
          </table:table-row>
        </table:table>
        <text:p text:style-name="Footer"/>
      </style:footer>
    </style:master-page>
    <style:master-page style:name="Converted2" style:page-layout-name="Mpm3" style:next-style-name="Converted1">
      <style:header>
        <text:p text:style-name="MP1"><text:span text:style-name="MT2">2</text:span></text:p>
        <text:p text:style-name="MP2"><text:span text:style-name="MT1">RU</text:span><text:span text:style-name="MT2">.17701729.04.01-01 ТЗ 01-1</text:span></text:p>
        <text:p text:style-name="Header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office:value-type="string">
              <text:p text:style-name="MP3"/>
            </table:table-cell>
            <table:table-cell table:style-name="Table5.A1" office:value-type="string">
              <text:p text:style-name="MP3"/>
            </table:table-cell>
            <table:table-cell table:style-name="Table5.A1" office:value-type="string">
              <text:p text:style-name="MP3"/>
            </table:table-cell>
            <table:table-cell table:style-name="Table5.A1" office:value-type="string">
              <text:p text:style-name="MP3"/>
            </table:table-cell>
            <table:table-cell table:style-name="Table5.A1" office:value-type="string">
              <text:p text:style-name="MP3"/>
            </table:table-cell>
          </table:table-row>
          <table:table-row table:style-name="Table5.1">
            <table:table-cell table:style-name="Table5.A1" office:value-type="string">
              <text:p text:style-name="MP4"><text:span text:style-name="MT3">Изм.</text:span></text:p>
            </table:table-cell>
            <table:table-cell table:style-name="Table5.A1" office:value-type="string">
              <text:p text:style-name="MP4"><text:span text:style-name="MT3">Лист</text:span></text:p>
            </table:table-cell>
            <table:table-cell table:style-name="Table5.A1" office:value-type="string">
              <text:p text:style-name="MP4"><text:span text:style-name="MT3">№ докум.</text:span></text:p>
            </table:table-cell>
            <table:table-cell table:style-name="Table5.A1" office:value-type="string">
              <text:p text:style-name="MP4"><text:span text:style-name="MT3">Подп.</text:span></text:p>
            </table:table-cell>
            <table:table-cell table:style-name="Table5.A1" office:value-type="string">
              <text:p text:style-name="MP4"><text:span text:style-name="MT3">Дата</text:span></text:p>
            </table:table-cell>
          </table:table-row>
          <table:table-row table:style-name="Table5.3">
            <table:table-cell table:style-name="Table5.A1" office:value-type="string">
              <text:p text:style-name="MP5"><text:span text:style-name="MT4">RU</text:span><text:span text:style-name="MT3">.17701729.04.01-01 ТЗ 01-1</text:span></text:p>
            </table:table-cell>
            <table:table-cell table:style-name="Table5.A1" office:value-type="string">
              <text:p text:style-name="MP3"/>
            </table:table-cell>
            <table:table-cell table:style-name="Table5.A1" office:value-type="string">
              <text:p text:style-name="MP3"/>
            </table:table-cell>
            <table:table-cell table:style-name="Table5.A1" office:value-type="string">
              <text:p text:style-name="MP3"/>
            </table:table-cell>
            <table:table-cell table:style-name="Table5.A1" office:value-type="string">
              <text:p text:style-name="MP3"/>
            </table:table-cell>
          </table:table-row>
          <table:table-row table:style-name="Table5.1">
            <table:table-cell table:style-name="Table5.A1" office:value-type="string">
              <text:p text:style-name="MP4"><text:span text:style-name="MT3">Инв. № подл.</text:span></text:p>
            </table:table-cell>
            <table:table-cell table:style-name="Table5.A1" office:value-type="string">
              <text:p text:style-name="MP4"><text:span text:style-name="MT3">Подп. и дата</text:span></text:p>
            </table:table-cell>
            <table:table-cell table:style-name="Table5.A1" office:value-type="string">
              <text:p text:style-name="MP4"><text:span text:style-name="MT3">Взам. Инв. №</text:span></text:p>
            </table:table-cell>
            <table:table-cell table:style-name="Table5.A1" office:value-type="string">
              <text:p text:style-name="MP4"><text:span text:style-name="MT3">Инв. № дубл.</text:span></text:p>
            </table:table-cell>
            <table:table-cell table:style-name="Table5.A1" office:value-type="string">
              <text:p text:style-name="MP4"><text:span text:style-name="MT3">Подп. и дата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Chernova</meta:initial-creator>
    <meta:editing-cycles>103</meta:editing-cycles>
    <meta:creation-date>2018-10-26T16:24:00</meta:creation-date>
    <dc:date>2020-05-03T13:41:56.623122110</dc:date>
    <meta:editing-duration>PT14H8M18S</meta:editing-duration>
    <meta:generator>LibreOffice/6.0.7.3$Linux_X86_64 LibreOffice_project/00m0$Build-3</meta:generator>
    <meta:document-statistic meta:table-count="6" meta:image-count="0" meta:object-count="0" meta:page-count="18" meta:paragraph-count="286" meta:word-count="2011" meta:character-count="15822" meta:non-whitespace-character-count="140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